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4cm" fo:min-width="29.389cm" fo:padding-left="0cm"/>
    </style:style>
    <style:style style:name="gr2" style:family="graphic" style:parent-style-name="standard">
      <style:graphic-properties svg:stroke-width="0.1cm" svg:stroke-color="#66666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2cm" svg:stroke-color="#666666" draw:marker-start-width="0.23cm" draw:marker-end-width="0.23cm" draw:fill="none" draw:fill-color="#e6e6e6" draw:textarea-horizontal-align="right" draw:textarea-vertical-align="middle" fo:padding-top="0.085cm" fo:padding-bottom="0.085cm" fo:padding-left="0.21cm" fo:padding-right="0.21cm"/>
    </style:style>
    <style:style style:name="gr4" style:family="graphic" style:parent-style-name="standard">
      <style:graphic-properties draw:stroke="none" draw:fill="none" fo:min-height="0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draw:textarea-vertical-align="middle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15.842cm" fo:padding-left="0cm"/>
    </style:style>
    <style:style style:name="gr8" style:family="graphic" style:parent-style-name="standard">
      <style:graphic-properties draw:stroke="none" svg:stroke-color="#000000" draw:fill="solid" draw:fill-color="#ffff00" draw:textarea-horizontal-align="right" draw:auto-grow-height="true" draw:auto-grow-width="false" fo:min-height="5.726cm" fo:min-width="4.942cm" draw:fontwork-adjust="right"/>
    </style:style>
    <style:style style:name="gr9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5.726cm" fo:min-width="4.942cm" draw:fontwork-adjust="right"/>
    </style:style>
    <style:style style:name="gr10" style:family="graphic" style:parent-style-name="standard">
      <style:graphic-properties draw:stroke="none" svg:stroke-color="#000000" draw:fill="solid" draw:fill-color="#ff3366" draw:textarea-horizontal-align="right" draw:auto-grow-height="true" draw:auto-grow-width="false" fo:min-height="5.726cm" fo:min-width="4.942cm" draw:fontwork-adjust="right"/>
    </style:style>
    <style:style style:name="gr11" style:family="graphic" style:parent-style-name="standard">
      <style:graphic-properties draw:stroke="none" svg:stroke-color="#000000" draw:fill="solid" draw:fill-color="#996633" draw:textarea-horizontal-align="right" draw:auto-grow-height="true" draw:auto-grow-width="false" fo:min-height="5.726cm" fo:min-width="4.942cm" draw:fontwork-adjust="right"/>
    </style:style>
    <style:style style:name="gr12" style:family="graphic" style:parent-style-name="standard">
      <style:graphic-properties draw:stroke="none" svg:stroke-color="#000000" draw:fill="solid" draw:fill-color="#ff9966" draw:textarea-horizontal-align="right" draw:auto-grow-height="true" draw:auto-grow-width="false" fo:min-height="5.726cm" fo:min-width="4.942cm" draw:fontwork-adjust="right"/>
    </style:style>
    <style:style style:name="gr13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26cm" fo:min-width="4.942cm" draw:fontwork-adjust="right"/>
    </style:style>
    <style:style style:name="gr14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5.726cm" fo:min-width="4.942cm" draw:fontwork-adjust="right"/>
    </style:style>
    <style:style style:name="gr15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5.726cm" fo:min-width="4.942cm" draw:fontwork-adjust="right"/>
    </style:style>
    <style:style style:name="gr16" style:family="graphic" style:parent-style-name="standard">
      <style:graphic-properties draw:stroke="none" svg:stroke-color="#000000" draw:fill="solid" draw:fill-color="#ff3366" draw:textarea-horizontal-align="right" draw:auto-grow-height="true" draw:auto-grow-width="false" fo:min-height="5.726cm" fo:min-width="4.942cm" draw:fontwork-adjust="right"/>
    </style:style>
    <style:style style:name="gr17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26cm" fo:min-width="4.942cm" draw:fontwork-adjust="right"/>
    </style:style>
    <style:style style:name="gr18" style:family="graphic" style:parent-style-name="standard">
      <style:graphic-properties svg:stroke-width="0.102cm" svg:stroke-color="#666666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80808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666666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1cm" svg:stroke-color="#ffffff" draw:marker-start-width="0.35cm" draw:marker-end-width="0.35cm" draw:fill="none" draw:textarea-horizontal-align="right" draw:textarea-vertical-align="top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808080" draw:marker-start-width="0.35cm" draw:marker-end-width="0.35cm" draw:fill="none" draw:textarea-horizontal-align="right" draw:textarea-vertical-align="top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5cm" fo:min-width="16.49cm" fo:padding-left="0cm"/>
    </style:style>
    <style:style style:name="gr25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4.83cm" fo:min-width="4.942cm" draw:fontwork-adjust="right"/>
    </style:style>
    <style:style style:name="gr26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29cm" fo:min-width="4.942cm" draw:fontwork-adjust="right"/>
    </style:style>
    <style:style style:name="gr27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1.829cm" fo:min-width="4.942cm" draw:fontwork-adjust="right"/>
    </style:style>
    <style:style style:name="gr28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225cm" fo:min-width="4.942cm" draw:fontwork-adjust="right"/>
    </style:style>
    <style:style style:name="gr29" style:family="graphic" style:parent-style-name="standard">
      <style:graphic-properties draw:stroke="none" svg:stroke-color="#000000" draw:fill="solid" draw:fill-color="#0099ff" draw:textarea-horizontal-align="right" draw:auto-grow-height="true" draw:auto-grow-width="false" fo:min-height="2.932cm" fo:min-width="4.942cm" draw:fontwork-adjust="right"/>
    </style:style>
    <style:style style:name="gr30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2.932cm" fo:min-width="4.942cm" draw:fontwork-adjust="right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7cm" fo:min-width="11.25cm" fo:padding-left="0cm"/>
    </style:style>
    <style:style style:name="gr32" style:family="graphic" style:parent-style-name="standard">
      <style:graphic-properties draw:stroke="solid" svg:stroke-width="0.02cm" svg:stroke-color="#666666" draw:marker-start-width="0.23cm" draw:marker-end-width="0.23cm" draw:fill="none" draw:fill-color="#e6e6e6" draw:textarea-horizontal-align="right" draw:textarea-vertical-align="top" fo:padding-top="0.085cm" fo:padding-bottom="0.085cm" fo:padding-left="0.21cm" fo:padding-right="0.21cm"/>
    </style:style>
    <style:style style:name="gr33" style:family="graphic" style:parent-style-name="standard">
      <style:graphic-properties draw:stroke="none" draw:fill="none" draw:textarea-vertical-align="middle" fo:min-height="1.622cm"/>
    </style:style>
    <style:style style:name="gr34" style:family="graphic" style:parent-style-name="standard">
      <style:graphic-properties svg:stroke-width="0.102cm" svg:stroke-color="#666666" draw:marker-start-width="0.457cm" draw:marker-end-width="0.457cm" draw:fill="none" draw:textarea-horizontal-align="right" draw:textarea-vertical-align="top" draw:auto-grow-height="false" fo:padding-top="0.176cm" fo:padding-bottom="0.176cm" fo:padding-left="0.301cm" fo:padding-right="0.301cm"/>
    </style:style>
    <style:style style:name="gr35" style:family="graphic" style:parent-style-name="standard">
      <style:graphic-properties svg:stroke-width="0.102cm" svg:stroke-color="#666666" draw:marker-start-width="0.457cm" draw:marker-end-width="0.457cm" draw:fill="none" draw:textarea-horizontal-align="justify" draw:textarea-vertical-align="top" draw:auto-grow-height="false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808080" draw:marker-start-width="0.457cm" draw:marker-end-width="0.457cm" draw:fill="none" draw:textarea-horizontal-align="justify" draw:textarea-vertical-align="top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102cm" svg:stroke-color="#808080" draw:marker-start-width="0.457cm" draw:marker-end-width="0.457cm" draw:fill="none" draw:textarea-horizontal-align="right" draw:textarea-vertical-align="top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standard">
      <style:graphic-properties svg:stroke-width="0.102cm" svg:stroke-color="#ffffff" draw:marker-start-width="0.457cm" draw:marker-end-width="0.457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41" style:family="graphic" style:parent-style-name="objectwithoutfill">
      <style:graphic-properties draw:stroke="dash" draw:stroke-dash="Fine_20_Dotted" svg:stroke-width="0.102cm" svg:stroke-color="#4c4c4c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43" style:family="graphic" style:parent-style-name="standard">
      <style:graphic-properties svg:stroke-width="0.102cm" svg:stroke-color="#ffffff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4" style:family="graphic" style:parent-style-name="standard">
      <style:graphic-properties svg:stroke-width="0.102cm" svg:stroke-color="#ffffff" draw:marker-start-width="0.457cm" draw:marker-end-width="0.457cm" draw:fill="solid" draw:fill-color="#b3b3b3" draw:textarea-horizontal-align="justify" draw:textarea-vertical-align="middle" draw:auto-grow-height="false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ffffff" draw:marker-start-width="0.457cm" draw:marker-end-width="0.457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color="#000000" draw:fill="solid" draw:fill-color="#00ff00" draw:textarea-horizontal-align="right" draw:auto-grow-height="true" draw:auto-grow-width="false" fo:min-height="5.746cm" fo:min-width="4.942cm" draw:fontwork-adjust="right"/>
    </style:style>
    <style:style style:name="gr47" style:family="graphic" style:parent-style-name="standard">
      <style:graphic-properties svg:stroke-width="0.1cm" svg:stroke-color="#ffff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بوم_25_20ناب_200c_راه-notes">
      <style:graphic-properties draw:fill-color="#ffffff" draw:auto-grow-height="true" fo:min-height="13.364cm"/>
    </style:style>
    <style:style style:name="pr2" style:family="presentation" style:parent-style-name="بوم_25_20ناب1-notes">
      <style:graphic-properties draw:fill-color="#ffffff" draw:auto-grow-height="true" fo:min-height="13.364cm"/>
    </style:style>
    <style:style style:name="pr3" style:family="presentation" style:parent-style-name="بوم_25_20ناب_200c_راه1-notes">
      <style:graphic-properties draw:fill-color="#ffffff" draw:auto-grow-height="true" fo:min-height="13.364cm"/>
    </style:style>
    <style:style style:name="P1" style:family="paragraph">
      <style:text-properties fo:color="#cccccc" fo:font-family="Arial" style:font-family-generic="swiss" style:font-pitch="variable" fo:font-size="32.2000007629395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margin-left="-0.005cm" fo:margin-right="0.245cm" fo:text-align="end" fo:text-indent="0.01cm" style:writing-mode="rl-tb"/>
      <style:text-properties fo:color="#666666" fo:font-family="'B Zar'" style:font-pitch="variable" fo:font-size="21.5pt" fo:language="en" fo:country="US" fo:font-style="italic" fo:font-weight="bold" style:font-size-asian="22pt" style:font-weight-asian="bold" style:font-family-complex="'B Zar'" style:font-pitch-complex="variable" style:font-size-complex="22pt" style:font-weight-complex="bold"/>
    </style:style>
    <style:style style:name="P5" style:family="paragraph">
      <style:paragraph-properties fo:text-align="end" style:writing-mode="rl-tb"/>
      <style:text-properties fo:color="#666666" fo:font-family="'B Zar'" style:font-pitch="variable" fo:font-size="27.2999992370605pt" fo:language="en" fo:country="US" fo:font-style="italic" fo:font-weight="bold" style:font-size-asian="28pt" style:font-weight-asian="bold" style:font-family-complex="'B Zar'" style:font-pitch-complex="variable" style:font-size-complex="28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B Zar'" style:font-pitch="variable" fo:font-size="36.5pt" style:font-family-complex="'B Zar'" style:font-pitch-complex="variable" style:font-size-complex="18pt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center" style:writing-mode="rl-tb"/>
      <style:text-properties fo:font-family="'B Zar'" style:font-pitch="variable" fo:font-size="36.5pt" style:font-family-complex="'B Zar'" style:font-pitch-complex="variable" style:font-size-complex="18pt"/>
    </style:style>
    <style:style style:name="P10" style:family="paragraph"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P11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36.5pt" fo:language="en" fo:country="US" style:font-size-asian="12pt" style:font-family-complex="'B Zar'" style:font-style-name-complex="Regular" style:font-pitch-complex="variable" style:font-size-complex="40pt" style:language-complex="fa" style:country-complex="IR"/>
    </style:style>
    <style:style style:name="P12" style:family="paragraph">
      <style:paragraph-properties fo:text-align="end" style:writing-mode="rl-tb">
        <style:tab-stops/>
      </style:paragraph-properties>
    </style:style>
    <style:style style:name="P13" style:family="paragraph">
      <style:paragraph-properties fo:text-align="center"/>
      <style:text-properties fo:color="#ffffff" fo:font-size="18pt" style:font-size-asian="18pt" style:font-family-complex="'B Zar'" style:font-style-name-complex="Regular" style:font-pitch-complex="variable" style:font-size-complex="80pt" style:language-complex="fa" style:country-complex="IR"/>
    </style:style>
    <style:style style:name="P14" style:family="paragraph">
      <style:paragraph-properties fo:text-align="center"/>
      <style:text-properties fo:color="#ffffff" fo:font-size="80pt" style:font-size-asian="80pt" style:font-family-complex="'B Zar'" style:font-style-name-complex="Regular" style:font-pitch-complex="variable" style:font-size-complex="80pt" style:language-complex="fa" style:country-complex="IR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start">
        <style:tab-stops/>
      </style:paragraph-properties>
      <style:text-properties fo:color="#808080" fo:font-family="Lato" style:font-style-name="Fett Kursiv" style:font-family-generic="swiss" style:font-pitch="variable" fo:font-size="46.7999992370605pt" fo:language="en" fo:country="US" fo:font-style="italic" fo:font-weight="bold" style:font-size-asian="48pt" style:font-size-complex="48pt"/>
    </style:style>
    <style:style style:name="P17" style:family="paragraph">
      <style:paragraph-properties fo:text-align="end" style:writing-mode="rl-tb">
        <style:tab-stops/>
      </style:paragraph-properties>
      <style:text-properties fo:color="#808080" fo:font-family="Lato" style:font-style-name="Fett Kursiv" style:font-family-generic="swiss" style:font-pitch="variable" fo:font-size="46.7999992370605pt" fo:language="en" fo:country="US" fo:font-style="italic" fo:font-weight="bold" style:font-size-asian="48pt" style:font-size-complex="48pt"/>
    </style:style>
    <style:style style:name="P18" style:family="paragraph">
      <style:text-properties fo:font-size="20pt"/>
    </style:style>
    <style:style style:name="P19" style:family="paragraph">
      <style:paragraph-properties fo:text-align="end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0" style:family="paragraph">
      <style:paragraph-properties fo:text-align="center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1" style:family="paragraph">
      <style:paragraph-properties fo:text-align="center" style:writing-mode="rl-tb">
        <style:tab-stops/>
      </style:paragraph-properties>
    </style:style>
    <style:style style:name="P22" style:family="paragraph">
      <style:paragraph-properties fo:text-align="center" style:writing-mode="rl-tb">
        <style:tab-stops/>
      </style:paragraph-properties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3" style:family="paragraph">
      <style:paragraph-properties fo:text-align="center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P24" style:family="paragraph">
      <style:paragraph-properties fo:text-align="center"/>
      <style:text-properties fo:color="#666666" fo:font-family="'B Zar'" style:font-pitch="variable" fo:font-size="80pt" style:font-size-asian="80pt" style:font-family-complex="'B Zar'" style:font-pitch-complex="variable" style:font-size-complex="80pt"/>
    </style:style>
    <style:style style:name="P25" style:family="paragraph">
      <style:paragraph-properties fo:text-align="end" style:writing-mode="rl-tb"/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P26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54pt" fo:language="en" fo:country="US" style:font-size-asian="54pt" style:font-family-complex="'B Zar'" style:font-style-name-complex="Regular" style:font-pitch-complex="variable" style:font-size-complex="54pt" style:language-complex="fa" style:country-complex="IR"/>
    </style:style>
    <style:style style:name="P27" style:family="paragraph">
      <style:paragraph-properties fo:text-align="center"/>
      <style:text-properties fo:color="#ffffff" fo:font-size="72pt" style:font-size-asian="72pt" style:font-family-complex="'B Zar'" style:font-style-name-complex="Regular" style:font-pitch-complex="variable" style:font-size-complex="72pt" style:language-complex="fa" style:country-complex="IR"/>
    </style:style>
    <style:style style:name="P28" style:family="paragraph">
      <style:paragraph-properties fo:text-align="end" style:writing-mode="rl-tb">
        <style:tab-stops/>
      </style:paragraph-properties>
      <style:text-properties fo:color="#314004" fo:font-family="Lato" style:font-family-generic="swiss" style:font-pitch="variable" fo:font-size="40pt" fo:language="en" fo:country="US" style:font-size-asian="40pt" style:font-family-complex="'B Zar'" style:font-style-name-complex="Regular" style:font-pitch-complex="variable" style:font-size-complex="40pt" style:language-complex="fa" style:country-complex="IR"/>
    </style:style>
    <style:style style:name="P29" style:family="paragraph">
      <style:paragraph-properties fo:text-align="justify" style:writing-mode="rl-tb"/>
    </style:style>
    <style:style style:name="P30" style:family="paragraph">
      <style:paragraph-properties fo:text-align="justify" style:writing-mode="rl-tb"/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T1" style:family="text">
      <style:text-properties fo:color="#cccccc" fo:font-family="Arial" style:font-family-generic="swiss" style:font-pitch="variable" fo:font-size="33pt" fo:font-style="italic" fo:font-weight="bold" style:font-size-asian="33pt" style:font-style-asian="italic" style:font-weight-asian="bold" style:font-size-complex="33pt" style:font-style-complex="italic" style:font-weight-complex="bold"/>
    </style:style>
    <style:style style:name="T2" style:family="text">
      <style:text-properties fo:color="#666666" fo:font-family="'B Zar'" style:font-pitch="variable" fo:font-size="22pt" fo:language="en" fo:country="US" fo:font-style="italic" fo:font-weight="bold" style:font-size-asian="22pt" style:font-weight-asian="bold" style:font-family-complex="'B Zar'" style:font-pitch-complex="variable" style:font-size-complex="22pt" style:font-weight-complex="bold"/>
    </style:style>
    <style:style style:name="T3" style:family="text">
      <style:text-properties fo:color="#666666" fo:font-family="'B Zar'" style:font-pitch="variable" fo:font-size="28pt" fo:language="en" fo:country="US" fo:font-style="italic" fo:font-weight="bold" style:font-size-asian="28pt" style:font-weight-asian="bold" style:font-family-complex="'B Zar'" style:font-pitch-complex="variable" style:font-size-complex="28pt" style:font-weight-complex="bold"/>
    </style:style>
    <style:style style:name="T4" style:family="text">
      <style:text-properties fo:color="#666666" fo:font-family="'B Zar'" style:font-pitch="variable" fo:font-size="12pt" fo:language="en" fo:country="US" fo:font-style="italic" style:font-size-asian="18pt" style:font-family-complex="'B Zar'" style:font-pitch-complex="variable" style:font-size-complex="18pt"/>
    </style:style>
    <style:style style:name="T5" style:family="text">
      <style:text-properties fo:color="#666666" fo:font-family="'B Zar'" style:font-pitch="variable" fo:font-size="24pt" fo:language="en" fo:country="US" fo:font-style="italic" style:font-size-asian="24pt" style:font-family-complex="'B Zar'" style:font-pitch-complex="variable" style:font-size-complex="24pt"/>
    </style:style>
    <style:style style:name="T6" style:family="text">
      <style:text-properties fo:color="#666666" fo:font-family="'B Zar'" style:font-pitch="variable" fo:font-size="96pt" fo:font-style="italic" fo:font-weight="bold" style:font-size-asian="96pt" style:font-style-asian="italic" style:font-weight-asian="bold" style:font-family-complex="'B Zar'" style:font-pitch-complex="variable" style:font-size-complex="96pt" style:font-style-complex="italic" style:font-weight-complex="bold"/>
    </style:style>
    <style:style style:name="T7" style:family="text">
      <style:text-properties fo:color="#314004" fo:font-family="Lato" style:font-family-generic="swiss" style:font-pitch="variable" fo:font-size="36.5pt" fo:language="en" fo:country="US" style:font-size-asian="12pt" style:font-family-complex="'B Zar'" style:font-style-name-complex="Regular" style:font-pitch-complex="variable" style:font-size-complex="40pt" style:language-complex="fa" style:country-complex="IR"/>
    </style:style>
    <style:style style:name="T8" style:family="text">
      <style:text-properties fo:color="#ffffff" fo:font-size="18pt" style:font-size-asian="18pt" style:font-family-complex="'B Zar'" style:font-style-name-complex="Regular" style:font-pitch-complex="variable" style:font-size-complex="80pt" style:language-complex="fa" style:country-complex="IR"/>
    </style:style>
    <style:style style:name="T9" style:family="text">
      <style:text-properties fo:color="#ffffff" fo:font-size="80pt" style:font-size-asian="80pt" style:font-family-complex="'B Zar'" style:font-style-name-complex="Regular" style:font-pitch-complex="variable" style:font-size-complex="80pt" style:language-complex="fa" style:country-complex="IR"/>
    </style:style>
    <style:style style:name="T10" style:family="text">
      <style:text-properties fo:color="#808080" fo:font-family="Lato" style:font-style-name="Fett Kursiv" style:font-family-generic="swiss" style:font-pitch="variable" fo:font-size="48pt" fo:language="en" fo:country="US" fo:font-style="italic" fo:font-weight="bold" style:font-size-asian="48pt" style:font-size-complex="48pt"/>
    </style:style>
    <style:style style:name="T11" style:family="text">
      <style:text-properties fo:color="#808080" fo:font-family="'B Zar'" style:font-pitch="variable" fo:font-size="80pt" fo:language="en" fo:country="US" fo:font-style="italic" fo:font-weight="bold" style:font-size-asian="80pt" style:font-family-complex="'B Zar'" style:font-pitch-complex="variable" style:font-size-complex="80pt"/>
    </style:style>
    <style:style style:name="T12" style:family="text">
      <style:text-properties fo:color="#666666" fo:font-family="'B Zar'" style:font-pitch="variable" fo:font-size="60pt" style:font-size-asian="60pt" style:font-family-complex="'B Zar'" style:font-pitch-complex="variable" style:font-size-complex="60pt"/>
    </style:style>
    <style:style style:name="T13" style:family="text">
      <style:text-properties fo:color="#666666" fo:font-family="Lato" style:font-family-generic="swiss" style:font-pitch="variable" fo:font-size="60pt" fo:language="en" fo:country="US" style:font-size-asian="60pt" style:font-family-complex="'B Zar'" style:font-style-name-complex="Regular" style:font-pitch-complex="variable" style:font-size-complex="60pt" style:language-complex="fa" style:country-complex="IR"/>
    </style:style>
    <style:style style:name="T14" style:family="text">
      <style:text-properties fo:color="#666666" fo:font-family="'B Zar'" style:font-pitch="variable" fo:font-size="80pt" style:font-size-asian="80pt" style:font-family-complex="'B Zar'" style:font-pitch-complex="variable" style:font-size-complex="80pt"/>
    </style:style>
    <style:style style:name="T15" style:family="text">
      <style:text-properties fo:color="#314004" fo:font-family="Lato" style:font-family-generic="swiss" style:font-pitch="variable" fo:font-size="54pt" fo:language="en" fo:country="US" style:font-size-asian="54pt" style:font-family-complex="'B Zar'" style:font-style-name-complex="Regular" style:font-pitch-complex="variable" style:font-size-complex="54pt" style:language-complex="fa" style:country-complex="IR"/>
    </style:style>
    <style:style style:name="T16" style:family="text">
      <style:text-properties fo:color="#000000" fo:font-size="72pt" style:font-size-asian="72pt" style:font-family-complex="'B Zar'" style:font-style-name-complex="Regular" style:font-pitch-complex="variable" style:font-size-complex="72pt" style:language-complex="fa" style:country-complex="IR"/>
    </style:style>
    <style:style style:name="T17" style:family="text">
      <style:text-properties fo:color="#314004" fo:font-family="Lato" style:font-family-generic="swiss" style:font-pitch="variable" fo:font-size="40pt" fo:language="en" fo:country="US" style:font-size-asian="40pt" style:font-family-complex="'B Zar'" style:font-style-name-complex="Regular" style:font-pitch-complex="variable" style:font-size-complex="40pt" style:language-complex="fa" style:country-complex="IR"/>
    </style:style>
    <style:style style:name="T18" style:family="text">
      <style:text-properties fo:color="#666666" fo:font-family="'B Zar'" style:font-pitch="variable" fo:font-size="32pt" style:font-size-asian="32pt" style:font-family-complex="'B Zar'" style:font-pitch-complex="variable" style:font-size-complex="32pt"/>
    </style:style>
    <style:style style:name="T19" style:family="text">
      <style:text-properties fo:color="#666666" fo:font-family="'B Zar'" style:font-pitch="variable" fo:font-size="40pt" style:font-size-asian="40pt" style:font-family-complex="'B Zar'" style:font-pitch-complex="variable" style:font-size-complex="40pt"/>
    </style:style>
    <style:style style:name="T20" style:family="text">
      <style:text-properties fo:color="#666666" fo:font-family="'B Zar'" style:font-pitch="variable" fo:font-size="32pt" fo:font-weight="bold" style:font-size-asian="32pt" style:font-weight-asian="bold" style:font-family-complex="'B Zar'" style:font-pitch-complex="variable" style:font-size-complex="32pt" style:font-weight-complex="bold"/>
    </style:style>
    <style:style style:name="T21" style:family="text">
      <style:text-properties fo:color="#666666" fo:font-family="'B Zar'" style:font-pitch="variable" fo:font-size="32pt" fo:font-weight="normal" style:font-size-asian="32pt" style:font-weight-asian="normal" style:font-family-complex="'B Zar'" style:font-pitch-complex="variable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بوم_25_20ناب_200c_راه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ره‌گذران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ره‌گذران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۵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7" draw:text-style-name="P10" draw:layer="layout" svg:width="16.432cm" svg:height="6.5cm" svg:x="99cm" svg:y="3.5cm">
          <draw:text-box>
            <text:p><text:span text:style-name="T6">بوم ره‌گذران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15" draw:text-style-name="P11" draw:layer="layout" svg:width="9.775cm" svg:height="5.976cm" svg:x="29.416cm" svg:y="43.386cm">
          <draw:text-box>
            <text:p text:style-name="P12"><text:span text:style-name="T7">وجود جایی برای آشنایی با نوآوری‌ها</text:span></text:p>
          </draw:text-box>
        </draw:frame>
        <draw:frame draw:style-name="gr16" draw:text-style-name="P11" draw:layer="layout" svg:width="9.775cm" svg:height="7.301cm" svg:x="67.008cm" svg:y="17.344cm">
          <draw:text-box>
            <text:p text:style-name="P12"><text:span text:style-name="T7">نداشتن سرمایه‌ی لازم برای اجرای ایده‌های خود</text:span></text:p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11" draw:layer="layout" svg:width="9.775cm" svg:height="5.976cm" svg:x="104.6cm" svg:y="17.478cm">
          <draw:text-box>
            <text:p text:style-name="P12"><text:span text:style-name="T7">نوآفرین‌ها</text:span></text:p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ره‌گذران" draw:style-name="gr18" draw:text-style-name="P6" draw:layer="layout" svg:width="36.9cm" svg:height="60.5cm" svg:x="79cm" svg:y="15.5cm">
          <text:p/>
          <draw:enhanced-geometry svg:viewBox="0 0 21600 21600" draw:type="rectangle" draw:enhanced-path="M 0 0 L 21600 0 21600 21600 0 21600 0 0 Z N"/>
        </draw:custom-shape>
        <draw:custom-shape draw:name="بوم ره‌گذران-بن‌بست‌ها" draw:style-name="gr19" draw:text-style-name="P6" draw:layer="layout" svg:width="38cm" svg:height="60.5cm" svg:x="41cm" svg:y="15.5cm">
          <text:p/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19" draw:text-style-name="P6" draw:layer="layout" svg:width="38cm" svg:height="60.5cm" svg:x="3cm" svg:y="1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8cm" svg:height="5cm" svg:x="3cm" svg:y="10.5cm">
          <text:p text:style-name="P6"><text:span text:style-name="T8">آرزو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8cm" svg:height="5cm" svg:x="41cm" svg:y="10.5cm">
          <text:p text:style-name="P6"><text:span text:style-name="T8">بن‌بست‌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7cm" svg:height="5cm" svg:x="79cm" svg:y="10.5cm">
          <text:p text:style-name="P6"><text:span text:style-name="T9">ره‌گذران</text:span>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9.775cm" svg:height="5.976cm" svg:x="104.477cm" svg:y="44.455cm">
          <draw:text-box>
            <text:p text:style-name="P12"><text:span text:style-name="T7">نوخواهان</text:span></text:p>
          </draw:text-box>
        </draw:frame>
        <draw:frame draw:style-name="gr16" draw:text-style-name="P11" draw:layer="layout" svg:width="9.775cm" svg:height="5.976cm" svg:x="67.139cm" svg:y="25.671cm">
          <draw:text-box>
            <text:p text:style-name="P12"><text:span text:style-name="T7">دش‌واری یافت سرمایه‌گذار و پشتیبان</text:span></text:p>
          </draw:text-box>
        </draw:frame>
        <draw:frame draw:style-name="gr16" draw:text-style-name="P11" draw:layer="layout" svg:width="9.775cm" svg:height="7.301cm" svg:x="55.832cm" svg:y="17.478cm">
          <draw:text-box>
            <text:p text:style-name="P12"><text:span text:style-name="T7">نداشتن توانایی مالی برای گذران زنده‌گی در طول انجام ایده</text:span></text:p>
          </draw:text-box>
        </draw:frame>
        <draw:frame draw:style-name="gr16" draw:text-style-name="P11" draw:layer="layout" svg:width="9.775cm" svg:height="7.301cm" svg:x="67.139cm" svg:y="32.972cm">
          <draw:text-box>
            <text:p text:style-name="P12"><text:span text:style-name="T7">اطمینان نداشتن از فروش فرآورده‌ی خود پس از انجام</text:span></text:p>
          </draw:text-box>
        </draw:frame>
        <draw:frame draw:style-name="gr15" draw:text-style-name="P11" draw:layer="layout" svg:width="9.775cm" svg:height="7.301cm" svg:x="29.162cm" svg:y="50.618cm">
          <draw:text-box>
            <text:p text:style-name="P12"><text:span text:style-name="T7">وجود فرآیندی برای کمک مالی به نوآفرینی‌ها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بوم_25_20ناب_200c_راه" presentation:presentation-page-layout-name="AL1T0">
        <office:forms form:automatic-focus="false" form:apply-design-mode="false"/>
        <draw:rect draw:name="بوم ناب‌راه-درروهای کنونی" draw:style-name="gr22" draw:text-style-name="P16" draw:layer="layout" svg:width="20.9cm" svg:height="15.938cm" svg:x="95cm" svg:y="41.5cm">
          <text:p text:style-name="P15"><text:span text:style-name="T10"><text:tab/></text:span><text:span text:style-name="T11">درروهای کنونی</text:span></text:p>
        </draw:rect>
        <draw:rect draw:name="بوم ناب‌راه-شاه‌کلید" draw:style-name="gr22" draw:text-style-name="P16" draw:layer="layout" svg:width="22.58cm" svg:height="15.938cm" svg:x="48.243cm" svg:y="41.562cm">
          <text:p text:style-name="P15"><text:span text:style-name="T10"><text:tab/></text:span><text:span text:style-name="T11">شاه‌کلید</text:span></text:p>
        </draw:rect>
        <draw:rect draw:name="بوم ناب‌راه-هم‌راهان" draw:style-name="gr22" draw:text-style-name="P16" draw:layer="layout" svg:width="22.58cm" svg:height="15.938cm" svg:x="3cm" svg:y="42cm">
          <text:p text:style-name="P15"><text:span text:style-name="T10"><text:tab/></text:span><text:span text:style-name="T11">هم‌راهان</text:span></text:p>
        </draw:rect>
        <draw:rect draw:name="بوم ناب‌راه-هزینه‌ها" draw:style-name="gr23" draw:text-style-name="P16" draw:layer="layout" svg:width="56.45cm" svg:height="18.623cm" svg:x="59.448cm" svg:y="57.601cm">
          <text:p text:style-name="P15"><text:span text:style-name="T10"><text:s text:c="2"/></text:span><text:span text:style-name="T10"><text:tab/></text:span><text:span text:style-name="T11">هزینه‌ها</text:span></text:p>
        </draw:rect>
        <draw:rect draw:name="بوم ناب‌راه-درآمدها" draw:style-name="gr23" draw:text-style-name="P16" draw:layer="layout" svg:width="56.45cm" svg:height="18.623cm" svg:x="3.001cm" svg:y="57.601cm">
          <text:p text:style-name="P15"><text:span text:style-name="T10"><text:s text:c="3"/></text:span><text:span text:style-name="T10"><text:tab/></text:span><text:span text:style-name="T11">درآمدها</text:span></text:p>
        </draw:rect>
        <draw:rect draw:name="بوم ناب‌راه-ره‌گذران" draw:style-name="gr23" draw:text-style-name="P17" draw:layer="layout" svg:width="22.58cm" svg:height="47.004cm" svg:x="3.001cm" svg:y="10.596cm">
          <text:p text:style-name="P12"><text:span text:style-name="T10"><text:tab/></text:span><text:span text:style-name="T11">ره‌گذران</text:span></text:p>
        </draw:rect>
        <draw:rect draw:name="بوم ناب‌راه-برتری بی‌برو-برگرد" draw:style-name="gr23" draw:text-style-name="P16" draw:layer="layout" svg:width="22.58cm" svg:height="25.071cm" svg:x="25.608cm" svg:y="10.596cm">
          <text:p text:style-name="P15"><text:span text:style-name="T10"><text:tab/></text:span><text:span text:style-name="T11">برتری بی‌برو-برگرد</text:span></text:p>
        </draw:rect>
        <draw:rect draw:name="بوم ناب‌راه-شاه‌کار" draw:style-name="gr23" draw:text-style-name="P17" draw:layer="layout" svg:width="22.58cm" svg:height="47.004cm" svg:x="48.241cm" svg:y="10.596cm">
          <text:p text:style-name="P12"><text:span text:style-name="T10"><text:tab/></text:span><text:span text:style-name="T11">شاه‌کار</text:span></text:p>
        </draw:rect>
        <draw:rect draw:name="بوم ناب‌راه-بن‌بست‌ها" draw:style-name="gr23" draw:text-style-name="P17" draw:layer="layout" svg:width="20.986cm" svg:height="47.004cm" svg:x="94.871cm" svg:y="10.596cm">
          <text:p text:style-name="P12"><text:span text:style-name="T10"><text:tab/></text:span><text:span text:style-name="T11">بن‌بست‌ها / آرزوها</text:span></text:p>
        </draw:rect>
        <draw:rect draw:name="بوم ناب‌راه-گذرگاه‌ها" draw:style-name="gr23" draw:text-style-name="P16" draw:layer="layout" svg:width="22.58cm" svg:height="21.938cm" svg:x="25.599cm" svg:y="35.663cm">
          <text:p text:style-name="P15"><text:span text:style-name="T10"><text:tab/></text:span><text:span text:style-name="T11">گذرگاه‌ها</text:span></text:p>
        </draw:rect>
        <draw:rect draw:name="بوم ناب‌راه-راه‌کار" draw:style-name="gr23" draw:text-style-name="P16" draw:layer="layout" svg:width="24.062cm" svg:height="24.58cm" svg:x="70.81cm" svg:y="10.596cm">
          <text:p text:style-name="P15"><text:span text:style-name="T10"><text:tab/></text:span><text:span text:style-name="T11">راه‌کار</text:span></text:p>
        </draw:rect>
        <draw:rect draw:name="بوم ناب‌راه-کیلومترشمارها" draw:style-name="gr23" draw:text-style-name="P16" draw:layer="layout" svg:width="24.062cm" svg:height="22.426cm" svg:x="70.81cm" svg:y="35.175cm">
          <text:p text:style-name="P15"><text:span text:style-name="T10"><text:tab/></text:span><text:span text:style-name="T11">کیلومترشمارها</text:span></text:p>
        </draw:rect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ناب‌راه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ناب‌راه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۵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24" draw:text-style-name="P10" draw:layer="layout" svg:width="16.74cm" svg:height="6cm" svg:x="102cm" svg:y="3.5cm">
          <draw:text-box>
            <text:p><text:span text:style-name="T6">بوم ناب‌راه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7" draw:text-style-name="P11" draw:layer="layout" svg:width="9.775cm" svg:height="5.976cm" svg:x="15.201cm" svg:y="14.684cm">
          <draw:text-box>
            <text:p text:style-name="P12"><text:span text:style-name="T7">نوآفرین‌ها</text:span></text:p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5" draw:text-style-name="P11" draw:layer="layout" svg:width="9.775cm" svg:height="5.976cm" svg:x="4.27cm" svg:y="14.804cm">
          <draw:text-box>
            <text:p text:style-name="P12"><text:span text:style-name="T7">نوخواهان</text:span></text:p>
          </draw:text-box>
        </draw:frame>
        <draw:frame draw:style-name="gr15" draw:text-style-name="P11" draw:layer="layout" svg:width="9.775cm" svg:height="5.976cm" svg:x="95.333cm" svg:y="15.058cm">
          <draw:text-box>
            <text:p text:style-name="P12"><text:span text:style-name="T7">وجود جایی برای آشنایی با نوآوری‌ها</text:span></text:p>
          </draw:text-box>
        </draw:frame>
        <draw:frame draw:style-name="gr17" draw:text-style-name="P11" draw:layer="layout" svg:width="9.775cm" svg:height="7.301cm" svg:x="105.87cm" svg:y="14.684cm">
          <draw:text-box>
            <text:p text:style-name="P12"><text:span text:style-name="T7">نداشتن سرمایه‌ی لازم برای اجرای ایده‌های خود</text:span></text:p>
          </draw:text-box>
        </draw:frame>
        <draw:frame draw:style-name="gr17" draw:text-style-name="P11" draw:layer="layout" svg:width="9.775cm" svg:height="5.976cm" svg:x="105.87cm" svg:y="22.678cm">
          <draw:text-box>
            <text:p text:style-name="P12"><text:span text:style-name="T7">دش‌واری یافت سرمایه‌گذار و پشتیبان</text:span></text:p>
          </draw:text-box>
        </draw:frame>
        <draw:frame draw:style-name="gr17" draw:text-style-name="P11" draw:layer="layout" svg:width="9.775cm" svg:height="7.301cm" svg:x="105.87cm" svg:y="29.227cm">
          <draw:text-box>
            <text:p text:style-name="P12"><text:span text:style-name="T7">اطمینان نداشتن از فروش فرآورده‌ی خود پس از انجام</text:span></text:p>
          </draw:text-box>
        </draw:frame>
        <draw:frame draw:style-name="gr15" draw:text-style-name="P11" draw:layer="layout" svg:width="9.775cm" svg:height="7.301cm" svg:x="95.333cm" svg:y="21.607cm">
          <draw:text-box>
            <text:p text:style-name="P12"><text:span text:style-name="T7">وجود فرآیندی برای کمک مالی به نوآفرینی‌ها</text:span></text:p>
          </draw:text-box>
        </draw:frame>
        <draw:frame draw:style-name="gr15" draw:text-style-name="P11" draw:layer="layout" svg:width="9.775cm" svg:height="7.301cm" svg:x="95.333cm" svg:y="29.536cm">
          <draw:text-box>
            <text:p text:style-name="P12"><text:span text:style-name="T7">ارتباط با نوآفرین‌ها و هم‌کاری در اجرای ایده‌های آن‌ها</text:span></text:p>
          </draw:text-box>
        </draw:frame>
        <draw:frame draw:style-name="gr25" draw:text-style-name="P11" draw:layer="layout" svg:width="9.775cm" svg:height="5.08cm" svg:x="105.537cm" svg:y="45.164cm">
          <draw:text-box>
            <text:p text:style-name="P12"><text:span text:style-name="T7">شرکت‌های تجاری و سرمایه‌گذاری</text:span></text:p>
          </draw:text-box>
        </draw:frame>
        <draw:frame draw:style-name="gr26" draw:text-style-name="P11" draw:layer="layout" svg:width="9.775cm" svg:height="2.601cm" svg:x="105.239cm" svg:y="50.752cm">
          <draw:text-box>
            <text:p text:style-name="P12"><text:span text:style-name="T7">دوستان و آشنایان</text:span></text:p>
          </draw:text-box>
        </draw:frame>
        <draw:frame draw:style-name="gr26" draw:text-style-name="P11" draw:layer="layout" svg:width="9.775cm" svg:height="2.601cm" svg:x="105.616cm" svg:y="54.308cm">
          <draw:text-box>
            <text:p text:style-name="P12"><text:span text:style-name="T7">سازمان‌های دولتی</text:span></text:p>
          </draw:text-box>
        </draw:frame>
        <draw:frame draw:style-name="gr17" draw:text-style-name="P11" draw:layer="layout" svg:width="9.775cm" svg:height="5.976cm" svg:x="15.201cm" svg:y="46.18cm">
          <draw:text-box>
            <text:p text:style-name="P12"><text:span text:style-name="T7">دیجیتال‌آفرین‌ها</text:span></text:p>
          </draw:text-box>
        </draw:frame>
        <draw:frame draw:style-name="gr15" draw:text-style-name="P11" draw:layer="layout" svg:width="9.775cm" svg:height="5.976cm" svg:x="4.27cm" svg:y="46.3cm">
          <draw:text-box>
            <text:p text:style-name="P12"><text:span text:style-name="T7">دیجیتال‌خواهان</text:span></text:p>
          </draw:text-box>
        </draw:frame>
        <draw:frame draw:style-name="gr17" draw:text-style-name="P11" draw:layer="layout" svg:width="9.775cm" svg:height="9.651cm" svg:x="60.658cm" svg:y="14.495cm">
          <draw:text-box>
            <text:p text:style-name="P12"><text:span text:style-name="T7">ما کمک می‌کنیم تا برای اجرای ایده‌ها و پروژه‌های‌تان سرمایه جمع کنید</text:span></text:p>
          </draw:text-box>
        </draw:frame>
        <draw:frame draw:style-name="gr15" draw:text-style-name="P11" draw:layer="layout" svg:width="9.775cm" svg:height="7.301cm" svg:x="49.105cm" svg:y="14.684cm">
          <draw:text-box>
            <text:p text:style-name="P12"><text:span text:style-name="T7">ایده‌های خلاقانه را دنبال کنید و پشتیبان مالی آن‌ها باشید</text:span></text:p>
          </draw:text-box>
        </draw:frame>
        <draw:frame draw:style-name="gr26" draw:text-style-name="P11" draw:layer="layout" svg:width="9.775cm" svg:height="2.601cm" svg:x="60.404cm" svg:y="46.881cm">
          <draw:text-box>
            <text:p text:style-name="P12"><text:span text:style-name="T7">ورمایه‌آوری</text:span></text:p>
          </draw:text-box>
        </draw:frame>
        <draw:frame draw:style-name="gr27" draw:text-style-name="P11" draw:layer="layout" svg:width="9.775cm" svg:height="2.601cm" svg:x="49.613cm" svg:y="47.149cm">
          <draw:text-box>
            <text:p text:style-name="P12"><text:span text:style-name="T7">ورمایه‌گذاری</text:span></text:p>
          </draw:text-box>
        </draw:frame>
        <draw:frame draw:style-name="gr28" draw:text-style-name="P11" draw:layer="layout" svg:width="9.775cm" svg:height="4.951cm" svg:x="78.184cm" svg:y="18.369cm">
          <draw:text-box>
            <text:p text:style-name="P12"><text:span text:style-name="T7">ثبت مشخصات ایده و سرمایه‌ی لازم</text:span></text:p>
          </draw:text-box>
        </draw:frame>
        <draw:frame draw:style-name="gr28" draw:text-style-name="P11" draw:layer="layout" svg:width="9.775cm" svg:height="7.301cm" svg:x="78.061cm" svg:y="24.147cm">
          <draw:text-box>
            <text:p text:style-name="P12"><text:span text:style-name="T7">صفحه‌ی نمایش ایده شامل فرآورده‌های ایده برای خریداران</text:span></text:p>
          </draw:text-box>
        </draw:frame>
        <draw:frame draw:style-name="gr28" draw:text-style-name="P11" draw:layer="layout" svg:width="9.775cm" svg:height="2.601cm" svg:x="78.061cm" svg:y="31.895cm">
          <draw:text-box>
            <text:p text:style-name="P12"><text:span text:style-name="T7">امکان پیش‌خرید</text:span></text:p>
          </draw:text-box>
        </draw:frame>
        <draw:frame draw:style-name="gr28" draw:text-style-name="P11" draw:layer="layout" svg:width="9.775cm" svg:height="4.951cm" svg:x="78.438cm" svg:y="12.527cm">
          <draw:text-box>
            <text:p text:style-name="P12"><text:span text:style-name="T7">صفحه‌ی پروفایل نوآفرین‌ها و نوخواهان</text:span></text:p>
          </draw:text-box>
        </draw:frame>
        <draw:frame draw:style-name="gr26" draw:text-style-name="P11" draw:layer="layout" svg:width="9.775cm" svg:height="2.601cm" svg:x="37.667cm" svg:y="39.83cm">
          <draw:text-box>
            <text:p text:style-name="P12"><text:span text:style-name="T7">فیسبوک</text:span></text:p>
          </draw:text-box>
        </draw:frame>
        <draw:frame draw:style-name="gr27" draw:text-style-name="P11" draw:layer="layout" svg:width="9.775cm" svg:height="2.601cm" svg:x="26.876cm" svg:y="40.098cm">
          <draw:text-box>
            <text:p text:style-name="P12"><text:span text:style-name="T7">فیسبوک</text:span></text:p>
          </draw:text-box>
        </draw:frame>
        <draw:frame draw:style-name="gr26" draw:text-style-name="P11" draw:layer="layout" svg:width="9.775cm" svg:height="2.601cm" svg:x="37.667cm" svg:y="43.132cm">
          <draw:text-box>
            <text:p text:style-name="P12"><text:span text:style-name="T7">وب‌نوشت</text:span></text:p>
          </draw:text-box>
        </draw:frame>
        <draw:frame draw:style-name="gr27" draw:text-style-name="P11" draw:layer="layout" svg:width="9.775cm" svg:height="2.601cm" svg:x="26.876cm" svg:y="43.4cm">
          <draw:text-box>
            <text:p text:style-name="P12"><text:span text:style-name="T7">وب‌نوشت</text:span></text:p>
          </draw:text-box>
        </draw:frame>
        <draw:frame draw:style-name="gr29" draw:text-style-name="P11" draw:layer="layout" svg:width="20.574cm" svg:height="3.182cm" svg:x="37.29cm" svg:y="62.048cm">
          <draw:text-box>
            <text:p text:style-name="P12"><text:span text:style-name="T7">کارمزد – </text:span><text:span text:style-name="T7">۱۰</text:span><text:span text:style-name="T7"> درصد ورمایه‌ی گردآوری‌شده</text:span></text:p>
          </draw:text-box>
        </draw:frame>
        <draw:frame draw:style-name="gr30" draw:text-style-name="P11" draw:layer="layout" svg:width="20.574cm" svg:height="3.182cm" svg:x="87.074cm" svg:y="60.778cm">
          <draw:text-box>
            <text:p text:style-name="P12"><text:span text:style-name="T7">میزبانی وب – هم‌اکنون صفر تومان</text:span></text:p>
          </draw:text-box>
        </draw:frame>
        <draw:frame draw:style-name="gr30" draw:text-style-name="P11" draw:layer="layout" svg:width="20.574cm" svg:height="3.182cm" svg:x="87.328cm" svg:y="65.096cm">
          <draw:text-box>
            <text:p text:style-name="P12"><text:span text:style-name="T7">برنامه‌سازی – یک میلیون تومان</text:span></text:p>
          </draw:text-box>
        </draw:frame>
        <draw:frame draw:style-name="gr26" draw:text-style-name="P11" draw:layer="layout" svg:width="9.775cm" svg:height="2.601cm" svg:x="84.149cm" svg:y="38.993cm">
          <draw:text-box>
            <text:p text:style-name="P12"><text:span text:style-name="T7">ثبت نام</text:span></text:p>
          </draw:text-box>
        </draw:frame>
        <draw:frame draw:style-name="gr27" draw:text-style-name="P11" draw:layer="layout" svg:width="9.775cm" svg:height="2.601cm" svg:x="73.358cm" svg:y="39.261cm">
          <draw:text-box>
            <text:p text:style-name="P12"><text:span text:style-name="T7">ثبت نام</text:span></text:p>
          </draw:text-box>
        </draw:frame>
        <draw:frame draw:style-name="gr26" draw:text-style-name="P11" draw:layer="layout" svg:width="9.775cm" svg:height="2.601cm" svg:x="84.149cm" svg:y="42.295cm">
          <draw:text-box>
            <text:p text:style-name="P12"><text:span text:style-name="T7">ثبت ایده</text:span></text:p>
          </draw:text-box>
        </draw:frame>
        <draw:frame draw:style-name="gr27" draw:text-style-name="P11" draw:layer="layout" svg:width="9.775cm" svg:height="2.601cm" svg:x="73.358cm" svg:y="42.563cm">
          <draw:text-box>
            <text:p text:style-name="P12"><text:span text:style-name="T7">بازدید ایده</text:span></text:p>
          </draw:text-box>
        </draw:frame>
        <draw:frame draw:style-name="gr26" draw:text-style-name="P11" draw:layer="layout" svg:width="9.775cm" svg:height="2.601cm" svg:x="84.28cm" svg:y="45.672cm">
          <draw:text-box>
            <text:p text:style-name="P12"><text:span text:style-name="T7">ویرایش و تکمیل ایده</text:span></text:p>
          </draw:text-box>
        </draw:frame>
        <draw:frame draw:style-name="gr26" draw:text-style-name="P11" draw:layer="layout" svg:width="9.775cm" svg:height="4.951cm" svg:x="84.28cm" svg:y="48.974cm">
          <draw:text-box>
            <text:p text:style-name="P12"><text:span text:style-name="T7">به حد نصاب رسیدن مجموع پیش‌خریدها</text:span></text:p>
          </draw:text-box>
        </draw:frame>
        <draw:frame draw:style-name="gr26" draw:text-style-name="P11" draw:layer="layout" svg:width="9.775cm" svg:height="2.601cm" svg:x="84.534cm" svg:y="54.562cm">
          <draw:text-box>
            <text:p text:style-name="P12"><text:span text:style-name="T7">ارجاع دوستان</text:span></text:p>
          </draw:text-box>
        </draw:frame>
        <draw:frame draw:style-name="gr27" draw:text-style-name="P11" draw:layer="layout" svg:width="9.775cm" svg:height="2.601cm" svg:x="73.489cm" svg:y="45.611cm">
          <draw:text-box>
            <text:p text:style-name="P12"><text:span text:style-name="T7">پیش‌خرید موقت</text:span></text:p>
          </draw:text-box>
        </draw:frame>
        <draw:frame draw:style-name="gr27" draw:text-style-name="P11" draw:layer="layout" svg:width="9.775cm" svg:height="2.601cm" svg:x="73.358cm" svg:y="52.276cm">
          <draw:text-box>
            <text:p text:style-name="P12"><text:span text:style-name="T7">ارجاع دوستان</text:span></text:p>
          </draw:text-box>
        </draw:frame>
        <draw:frame draw:style-name="gr27" draw:text-style-name="P11" draw:layer="layout" svg:width="9.775cm" svg:height="2.601cm" svg:x="73.215cm" svg:y="48.913cm">
          <draw:text-box>
            <text:p text:style-name="P12"><text:span text:style-name="T7">پیش‌خرید کامل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بوم_25_20ناب_200c_راه" presentation:presentation-page-layout-name="AL1T0">
        <office:forms form:automatic-focus="false" form:apply-design-mode="false"/>
        <draw:rect draw:name="بوم راه‌بلد-هم‌راهان" draw:style-name="gr22" draw:text-style-name="P16" draw:layer="layout" svg:width="22.58cm" svg:height="15.938cm" svg:x="2.95cm" svg:y="41.95cm">
          <text:p text:style-name="P15"><text:span text:style-name="T10"><text:tab/></text:span><text:span text:style-name="T11">هم‌راهان</text:span></text:p>
        </draw:rect>
        <draw:rect draw:name="بوم راه‌بلد-شاه‌کلید" draw:style-name="gr22" draw:text-style-name="P16" draw:layer="layout" svg:width="22.58cm" svg:height="15.938cm" svg:x="48.193cm" svg:y="41.512cm">
          <text:p text:style-name="P15"><text:span text:style-name="T10"><text:tab/></text:span><text:span text:style-name="T11">شاه‌کلید</text:span></text:p>
        </draw:rect>
        <draw:rect draw:name="بوم راه‌بلد-درروهای کنونی" draw:style-name="gr22" draw:text-style-name="P16" draw:layer="layout" svg:width="20.9cm" svg:height="15.938cm" svg:x="94.95cm" svg:y="41.45cm">
          <text:p text:style-name="P15"><text:span text:style-name="T10"><text:tab/></text:span><text:span text:style-name="T11">درروهای کنونی</text:span></text:p>
        </draw:rect>
        <draw:rect draw:name="بوم راه‌بلد-هزینه‌ها" draw:style-name="gr23" draw:text-style-name="P16" draw:layer="layout" svg:width="56.45cm" svg:height="18.623cm" svg:x="59.448cm" svg:y="57.601cm">
          <text:p text:style-name="P15"><text:span text:style-name="T10"><text:s text:c="2"/></text:span><text:span text:style-name="T10"><text:tab/></text:span><text:span text:style-name="T11">هزینه‌ها</text:span></text:p>
        </draw:rect>
        <draw:rect draw:name="بوم راه‌بلد-درآمدها" draw:style-name="gr23" draw:text-style-name="P16" draw:layer="layout" svg:width="56.45cm" svg:height="18.623cm" svg:x="3.001cm" svg:y="57.601cm">
          <text:p text:style-name="P15"><text:span text:style-name="T10"><text:s text:c="3"/></text:span><text:span text:style-name="T10"><text:tab/></text:span><text:span text:style-name="T11">درآمدها</text:span></text:p>
        </draw:rect>
        <draw:rect draw:name="بوم راه‌بلد-ره‌گذران" draw:style-name="gr23" draw:text-style-name="P17" draw:layer="layout" svg:width="22.58cm" svg:height="47.004cm" svg:x="3.001cm" svg:y="10.596cm">
          <text:p text:style-name="P12"><text:span text:style-name="T10"><text:tab/></text:span><text:span text:style-name="T11">ره‌گذران</text:span></text:p>
        </draw:rect>
        <draw:rect draw:name="بوم راه‌بلد-برتری بی‌برو-برگرد" draw:style-name="gr23" draw:text-style-name="P16" draw:layer="layout" svg:width="22.58cm" svg:height="25.071cm" svg:x="25.608cm" svg:y="10.596cm">
          <text:p text:style-name="P15"><text:span text:style-name="T10"><text:tab/></text:span><text:span text:style-name="T11">برتری بی‌برو-برگرد</text:span></text:p>
        </draw:rect>
        <draw:rect draw:name="بوم راه‌بلد-شاه‌کار" draw:style-name="gr23" draw:text-style-name="P17" draw:layer="layout" svg:width="22.58cm" svg:height="47.004cm" svg:x="48.241cm" svg:y="10.596cm">
          <text:p text:style-name="P12"><text:span text:style-name="T10"><text:tab/></text:span><text:span text:style-name="T11">شاه‌کار</text:span></text:p>
        </draw:rect>
        <draw:rect draw:name="بوم راه‌بلد-بن‌بست‌ها" draw:style-name="gr23" draw:text-style-name="P17" draw:layer="layout" svg:width="20.986cm" svg:height="47.004cm" svg:x="94.871cm" svg:y="10.596cm">
          <text:p text:style-name="P12"><text:span text:style-name="T10"><text:tab/></text:span><text:span text:style-name="T11">بن‌بست‌ها</text:span></text:p>
        </draw:rect>
        <draw:rect draw:name="بوم راه‌بلد-گذرگاه‌ها" draw:style-name="gr23" draw:text-style-name="P16" draw:layer="layout" svg:width="22.58cm" svg:height="21.938cm" svg:x="25.599cm" svg:y="35.663cm">
          <text:p text:style-name="P15"><text:span text:style-name="T10"><text:tab/></text:span><text:span text:style-name="T11">گذرگاه‌ها</text:span></text:p>
        </draw:rect>
        <draw:rect draw:name="بوم راه‌بلد-راه‌کار" draw:style-name="gr23" draw:text-style-name="P16" draw:layer="layout" svg:width="24.062cm" svg:height="24.58cm" svg:x="70.81cm" svg:y="10.596cm">
          <text:p text:style-name="P15"><text:span text:style-name="T10"><text:tab/></text:span><text:span text:style-name="T11">راه‌کار</text:span></text:p>
        </draw:rect>
        <draw:rect draw:name="بوم راه‌بلد-کیلومترشمارها" draw:style-name="gr23" draw:text-style-name="P16" draw:layer="layout" svg:width="24.062cm" svg:height="22.426cm" svg:x="70.81cm" svg:y="35.175cm">
          <text:p text:style-name="P15"><text:span text:style-name="T10"><text:tab/></text:span><text:span text:style-name="T11">کیلومترشمارها</text:span></text:p>
        </draw:rect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0.595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10" draw:text-style-name="P11" draw:layer="layout" svg:width="9.775cm" svg:height="5.976cm" svg:x="23.88cm" svg:y="87.524cm">
          <draw:text-box>
            <text:p/>
          </draw:text-box>
        </draw:frame>
        <draw:frame draw:style-name="gr11" draw:text-style-name="P11" draw:layer="layout" svg:width="9.774cm" svg:height="5.976cm" svg:x="85.226cm" svg:y="87.524cm">
          <draw:text-box>
            <text:p/>
          </draw:text-box>
        </draw:frame>
        <draw:frame draw:style-name="gr12" draw:text-style-name="P11" draw:layer="layout" svg:width="9.775cm" svg:height="5.976cm" svg:x="72.909cm" svg:y="87.524cm">
          <draw:text-box>
            <text:p/>
          </draw:text-box>
        </draw:frame>
        <draw:frame draw:style-name="gr13" draw:text-style-name="P11" draw:layer="layout" svg:width="9.775cm" svg:height="5.976cm" svg:x="48.51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8" draw:text-style-name="P11" draw:layer="layout" svg:width="9.775cm" svg:height="5.976cm" svg:x="60.595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10" draw:text-style-name="P11" draw:layer="layout" svg:width="9.775cm" svg:height="5.976cm" svg:x="23.88cm" svg:y="96.024cm">
          <draw:text-box>
            <text:p/>
          </draw:text-box>
        </draw:frame>
        <draw:frame draw:style-name="gr11" draw:text-style-name="P11" draw:layer="layout" svg:width="9.774cm" svg:height="5.976cm" svg:x="85.226cm" svg:y="96.024cm">
          <draw:text-box>
            <text:p/>
          </draw:text-box>
        </draw:frame>
        <draw:frame draw:style-name="gr12" draw:text-style-name="P11" draw:layer="layout" svg:width="9.775cm" svg:height="5.976cm" svg:x="72.909cm" svg:y="96.024cm">
          <draw:text-box>
            <text:p/>
          </draw:text-box>
        </draw:frame>
        <draw:frame draw:style-name="gr13" draw:text-style-name="P11" draw:layer="layout" svg:width="9.775cm" svg:height="5.976cm" svg:x="48.51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8" draw:text-style-name="P11" draw:layer="layout" svg:width="9.775cm" svg:height="5.976cm" svg:x="60.595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10" draw:text-style-name="P11" draw:layer="layout" svg:width="9.775cm" svg:height="5.976cm" svg:x="23.88cm" svg:y="105.018cm">
          <draw:text-box>
            <text:p/>
          </draw:text-box>
        </draw:frame>
        <draw:frame draw:style-name="gr11" draw:text-style-name="P11" draw:layer="layout" svg:width="9.774cm" svg:height="5.976cm" svg:x="85.226cm" svg:y="105.018cm">
          <draw:text-box>
            <text:p/>
          </draw:text-box>
        </draw:frame>
        <draw:frame draw:style-name="gr12" draw:text-style-name="P11" draw:layer="layout" svg:width="9.775cm" svg:height="5.976cm" svg:x="72.909cm" svg:y="105.018cm">
          <draw:text-box>
            <text:p/>
          </draw:text-box>
        </draw:frame>
        <draw:frame draw:style-name="gr13" draw:text-style-name="P11" draw:layer="layout" svg:width="9.775cm" svg:height="5.976cm" svg:x="48.51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8" draw:text-style-name="P11" draw:layer="layout" svg:width="9.775cm" svg:height="5.976cm" svg:x="60.725cm" svg:y="113.524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10" draw:text-style-name="P11" draw:layer="layout" svg:width="9.775cm" svg:height="5.976cm" svg:x="23.5cm" svg:y="113.524cm">
          <draw:text-box>
            <text:p/>
          </draw:text-box>
        </draw:frame>
        <draw:frame draw:style-name="gr11" draw:text-style-name="P11" draw:layer="layout" svg:width="9.774cm" svg:height="5.976cm" svg:x="85.5cm" svg:y="113.524cm">
          <draw:text-box>
            <text:p/>
          </draw:text-box>
        </draw:frame>
        <draw:frame draw:style-name="gr12" draw:text-style-name="P11" draw:layer="layout" svg:width="9.775cm" svg:height="5.976cm" svg:x="73cm" svg:y="113.524cm">
          <draw:text-box>
            <text:p/>
          </draw:text-box>
        </draw:frame>
        <draw:frame draw:style-name="gr13" draw:text-style-name="P11" draw:layer="layout" svg:width="9.775cm" svg:height="5.976cm" svg:x="48.13cm" svg:y="113.506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8" draw:text-style-name="P11" draw:layer="layout" svg:width="9.775cm" svg:height="5.976cm" svg:x="60.595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10" draw:text-style-name="P11" draw:layer="layout" svg:width="9.775cm" svg:height="5.976cm" svg:x="23.88cm" svg:y="87.524cm">
          <draw:text-box>
            <text:p/>
          </draw:text-box>
        </draw:frame>
        <draw:frame draw:style-name="gr11" draw:text-style-name="P11" draw:layer="layout" svg:width="9.774cm" svg:height="5.976cm" svg:x="85.226cm" svg:y="87.524cm">
          <draw:text-box>
            <text:p/>
          </draw:text-box>
        </draw:frame>
        <draw:frame draw:style-name="gr12" draw:text-style-name="P11" draw:layer="layout" svg:width="9.775cm" svg:height="5.976cm" svg:x="72.909cm" svg:y="87.524cm">
          <draw:text-box>
            <text:p/>
          </draw:text-box>
        </draw:frame>
        <draw:frame draw:style-name="gr13" draw:text-style-name="P11" draw:layer="layout" svg:width="9.775cm" svg:height="5.976cm" svg:x="48.51cm" svg:y="87.506cm">
          <draw:text-box>
            <text:p/>
          </draw:text-box>
        </draw:frame>
        <draw:frame draw:style-name="gr9" draw:text-style-name="P11" draw:layer="layout" svg:width="9.775cm" svg:height="5.976cm" svg:x="35.965cm" svg:y="87.506cm">
          <draw:text-box>
            <text:p/>
          </draw:text-box>
        </draw:frame>
        <draw:frame draw:style-name="gr8" draw:text-style-name="P11" draw:layer="layout" svg:width="9.775cm" svg:height="5.976cm" svg:x="60.595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10" draw:text-style-name="P11" draw:layer="layout" svg:width="9.775cm" svg:height="5.976cm" svg:x="23.88cm" svg:y="96.024cm">
          <draw:text-box>
            <text:p/>
          </draw:text-box>
        </draw:frame>
        <draw:frame draw:style-name="gr11" draw:text-style-name="P11" draw:layer="layout" svg:width="9.774cm" svg:height="5.976cm" svg:x="85.226cm" svg:y="96.024cm">
          <draw:text-box>
            <text:p/>
          </draw:text-box>
        </draw:frame>
        <draw:frame draw:style-name="gr12" draw:text-style-name="P11" draw:layer="layout" svg:width="9.775cm" svg:height="5.976cm" svg:x="72.909cm" svg:y="96.024cm">
          <draw:text-box>
            <text:p/>
          </draw:text-box>
        </draw:frame>
        <draw:frame draw:style-name="gr13" draw:text-style-name="P11" draw:layer="layout" svg:width="9.775cm" svg:height="5.976cm" svg:x="48.51cm" svg:y="96.006cm">
          <draw:text-box>
            <text:p/>
          </draw:text-box>
        </draw:frame>
        <draw:frame draw:style-name="gr9" draw:text-style-name="P11" draw:layer="layout" svg:width="9.775cm" svg:height="5.976cm" svg:x="35.965cm" svg:y="96.006cm">
          <draw:text-box>
            <text:p/>
          </draw:text-box>
        </draw:frame>
        <draw:frame draw:style-name="gr8" draw:text-style-name="P11" draw:layer="layout" svg:width="9.775cm" svg:height="5.976cm" svg:x="60.595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10" draw:text-style-name="P11" draw:layer="layout" svg:width="9.775cm" svg:height="5.976cm" svg:x="23.88cm" svg:y="105.018cm">
          <draw:text-box>
            <text:p/>
          </draw:text-box>
        </draw:frame>
        <draw:frame draw:style-name="gr11" draw:text-style-name="P11" draw:layer="layout" svg:width="9.774cm" svg:height="5.976cm" svg:x="85.226cm" svg:y="105.018cm">
          <draw:text-box>
            <text:p/>
          </draw:text-box>
        </draw:frame>
        <draw:frame draw:style-name="gr12" draw:text-style-name="P11" draw:layer="layout" svg:width="9.775cm" svg:height="5.976cm" svg:x="72.909cm" svg:y="105.018cm">
          <draw:text-box>
            <text:p/>
          </draw:text-box>
        </draw:frame>
        <draw:frame draw:style-name="gr13" draw:text-style-name="P11" draw:layer="layout" svg:width="9.775cm" svg:height="5.976cm" svg:x="48.51cm" svg:y="105cm">
          <draw:text-box>
            <text:p/>
          </draw:text-box>
        </draw:frame>
        <draw:frame draw:style-name="gr9" draw:text-style-name="P11" draw:layer="layout" svg:width="9.775cm" svg:height="5.976cm" svg:x="35.965cm" svg:y="105cm">
          <draw:text-box>
            <text:p/>
          </draw:text-box>
        </draw:frame>
        <draw:frame draw:style-name="gr8" draw:text-style-name="P11" draw:layer="layout" svg:width="9.775cm" svg:height="5.976cm" svg:x="60.725cm" svg:y="113.524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frame draw:style-name="gr10" draw:text-style-name="P11" draw:layer="layout" svg:width="9.775cm" svg:height="5.976cm" svg:x="23.5cm" svg:y="113.524cm">
          <draw:text-box>
            <text:p/>
          </draw:text-box>
        </draw:frame>
        <draw:frame draw:style-name="gr11" draw:text-style-name="P11" draw:layer="layout" svg:width="9.774cm" svg:height="5.976cm" svg:x="85.5cm" svg:y="113.524cm">
          <draw:text-box>
            <text:p/>
          </draw:text-box>
        </draw:frame>
        <draw:frame draw:style-name="gr12" draw:text-style-name="P11" draw:layer="layout" svg:width="9.775cm" svg:height="5.976cm" svg:x="73cm" svg:y="113.524cm">
          <draw:text-box>
            <text:p/>
          </draw:text-box>
        </draw:frame>
        <draw:frame draw:style-name="gr13" draw:text-style-name="P11" draw:layer="layout" svg:width="9.775cm" svg:height="5.976cm" svg:x="48.13cm" svg:y="113.506cm">
          <draw:text-box>
            <text:p/>
          </draw:text-box>
        </draw:frame>
        <draw:frame draw:style-name="gr9" draw:text-style-name="P11" draw:layer="layout" svg:width="9.775cm" svg:height="5.976cm" svg:x="35.585cm" svg:y="113.506cm">
          <draw:text-box>
            <text:p/>
          </draw:text-box>
        </draw:frame>
        <draw:rect draw:name="بوم راه‌بلد-تاریخ" draw:style-name="gr3" draw:text-style-name="P4" draw:layer="layout" svg:width="14.855cm" svg:height="2.128cm" svg:x="86.135cm" svg:y="4.241cm">
          <text:p text:style-name="P3"><text:span text:style-name="T2">تاریخ:</text:span></text:p>
        </draw:rect>
        <draw:rect draw:name="بوم راه‌بلد-بازگشت" draw:style-name="gr3" draw:text-style-name="P5" draw:layer="layout" svg:width="14.855cm" svg:height="2.128cm" svg:x="86.135cm" svg:y="7.241cm">
          <text:p text:style-name="P3"><text:span text:style-name="T3">بازگشت:</text:span></text:p>
        </draw:rect>
        <draw:frame draw:style-name="gr4" draw:text-style-name="P7" draw:layer="layout" svg:width="2cm" svg:height="2.017cm" svg:x="87.635cm" svg:y="4cm">
          <draw:text-box>
            <text:p text:style-name="P6"><text:span text:style-name="T4">سال</text:span></text:p>
            <text:p text:style-name="P6"><text:span text:style-name="T4"/></text:p>
          </draw:text-box>
        </draw:frame>
        <draw:frame draw:style-name="gr4" draw:text-style-name="P9" draw:layer="layout" svg:width="1.703cm" svg:height="2.017cm" svg:x="91.432cm" svg:y="4cm">
          <draw:text-box>
            <text:p text:style-name="P8"><text:span text:style-name="T4">ماه</text:span></text:p>
            <text:p text:style-name="P8"><text:span text:style-name="T4"/></text:p>
          </draw:text-box>
        </draw:frame>
        <draw:frame draw:style-name="gr5" draw:text-style-name="P9" draw:layer="layout" svg:width="2cm" svg:height="2.017cm" svg:x="95.135cm" svg:y="4cm">
          <draw:text-box>
            <text:p text:style-name="P8"><text:span text:style-name="T4">روز</text:span></text:p>
            <text:p text:style-name="P8"><text:span text:style-name="T4"/></text:p>
          </draw:text-box>
        </draw:frame>
        <draw:frame draw:style-name="gr6" draw:text-style-name="P9" draw:layer="layout" svg:width="5cm" svg:height="2.372cm" svg:x="93.635cm" svg:y="7.497cm">
          <draw:text-box>
            <text:p text:style-name="P8"><text:span text:style-name="T5">شماره‌ی</text:span></text:p>
            <text:p text:style-name="P8"><text:span text:style-name="T4"/></text:p>
          </draw:text-box>
        </draw:frame>
        <draw:frame draw:style-name="gr31" draw:text-style-name="P10" draw:layer="layout" svg:width="12.402cm" svg:height="5.598cm" svg:x="102.49cm" svg:y="4.402cm">
          <draw:text-box>
            <text:p><text:span text:style-name="T6">بوم راه‌بلد</text:span></text:p>
          </draw:text-box>
        </draw:frame>
        <draw:rect draw:name="بوم راه‌بلد-مصاحبه‌گر" draw:style-name="gr3" draw:text-style-name="P5" draw:layer="layout" svg:width="14.855cm" svg:height="2.128cm" svg:x="68.635cm" svg:y="4.5cm">
          <text:p text:style-name="P3"><text:span text:style-name="T3">مصاحبه‌گر:</text:span></text:p>
        </draw:rect>
        <draw:rect draw:name="بوم راه‌بلد-راه‌بلد" draw:style-name="gr3" draw:text-style-name="P5" draw:layer="layout" svg:width="14.855cm" svg:height="2.128cm" svg:x="68.635cm" svg:y="7.372cm">
          <text:p text:style-name="P3"><text:span text:style-name="T3">راه‌بلد:</text:span></text:p>
        </draw:rect>
        <draw:rect draw:name="بوم راه‌بلد-راه‌برد" draw:style-name="gr32" draw:text-style-name="P5" draw:layer="layout" svg:width="14.855cm" svg:height="5.128cm" svg:x="51.145cm" svg:y="4.5cm">
          <text:p text:style-name="P3"><text:span text:style-name="T3">راه‌بردهای معرفی‌شده: </text:span></text:p>
        </draw:rect>
        <draw:rect draw:name="بوم راه‌بلد-پرخطرترین" draw:style-name="gr32" draw:text-style-name="P5" draw:layer="layout" svg:width="14.855cm" svg:height="5.128cm" svg:x="33.145cm" svg:y="4.5cm">
          <text:p text:style-name="P3"><text:span text:style-name="T3">پرچاه‌ترین بخش(های) راه: </text:span></text:p>
        </draw:rect>
        <draw:rect draw:name="بوم راه‌بلد-استخدام راه‌بلد" draw:style-name="gr32" draw:text-style-name="P5" draw:layer="layout" svg:width="22.855cm" svg:height="5.128cm" svg:x="7.49cm" svg:y="4.5cm">
          <text:p text:style-name="P3"><text:span text:style-name="T3">آیا این راه‌بلد گزینه‌ی خوبی برای استخدام به‌عنوان مشاور است؟</text:span></text:p>
        </draw:rect>
        <draw:frame draw:style-name="gr33" draw:text-style-name="P9" draw:layer="layout" svg:width="5cm" svg:height="2.372cm" svg:x="73.49cm" svg:y="4.6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75.99cm" svg:y="7.1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60.49cm" svg:y="6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42.99cm" svg:y="6.128cm">
          <draw:text-box>
            <text:p text:style-name="P8"><text:span text:style-name="T5">...</text:span></text:p>
            <text:p text:style-name="P8"><text:span text:style-name="T4"/></text:p>
          </draw:text-box>
        </draw:frame>
        <draw:frame draw:style-name="gr33" draw:text-style-name="P9" draw:layer="layout" svg:width="5cm" svg:height="2.372cm" svg:x="24.99cm" svg:y="6.128cm">
          <draw:text-box>
            <text:p text:style-name="P8"><text:span text:style-name="T5">...</text:span></text:p>
            <text:p text:style-name="P8"><text:span text:style-name="T4"/>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بوم_25_20ناب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3.096cm">
          <text:p/>
        </draw:rect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اه‌بلد-نقشه‌ی راه" draw:style-name="gr34" draw:text-style-name="P19" draw:layer="layout" svg:width="36.9cm" svg:height="60.5cm" svg:x="79cm" svg:y="8cm">
          <text:p text:style-name="P3"><text:span text:style-name="T12">از دید شما، چه راه‌برد و چه نقشه‌ی راهی را باید</text:span></text:p>
          <text:p text:style-name="P3"><text:span text:style-name="T12">در آغاز راه در پیش گرفت؟ </text:span></text:p>
          <draw:enhanced-geometry svg:viewBox="0 0 21600 21600" draw:type="rectangle" draw:enhanced-path="M 0 0 L 21600 0 21600 21600 0 21600 0 0 Z N"/>
        </draw:custom-shape>
        <draw:custom-shape draw:name="بوم راه‌بلد-از-راه-گذشته‌ها" draw:style-name="gr34" draw:text-style-name="P20" draw:layer="layout" svg:width="76cm" svg:height="11.804cm" svg:x="3.001cm" svg:y="8.08cm">
          <text:p text:style-name="P6"><text:span text:style-name="T12">آیا نمونه‌هایی می‌شناسید که بتوان در برخی راه‌ها و کارها هم‌چون آن‌ها رفتار کرد؟ چه کارهایی؟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12.999cm" svg:height="5cm" svg:x="3.001cm" svg:y="3cm">
          <text:p text:style-name="P6"><text:span text:style-name="T9">راه‌ب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تجربه" draw:style-name="gr35" draw:text-style-name="P22" draw:layer="layout" svg:width="25.978cm" svg:height="31.5cm" svg:x="28.076cm" svg:y="37.126cm">
          <text:p text:style-name="P21"><text:span text:style-name="T13">آیا تجربه‌ای در باره‌ی غلبه بر چنین</text:span></text:p>
          <text:p text:style-name="P21"><text:span text:style-name="T13">چاه‌هایی داشته‌اید؟ چه‌گونه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فهرست چاه‌ها" draw:style-name="gr36" draw:text-style-name="P23" draw:layer="layout" svg:width="24.946cm" svg:height="31.5cm" svg:x="54.054cm" svg:y="37.126cm">
          <text:p text:style-name="P8"><text:span text:style-name="T12">فهرست چاه‌ها</text:span></text:p>
          <text:p text:style-name="P8"><text:span text:style-name="T12">به‌ترتیب اولوی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آزمایش" draw:style-name="gr36" draw:text-style-name="P20" draw:layer="layout" svg:width="25.076cm" svg:height="31.5cm" svg:x="3cm" svg:y="37.126cm">
          <text:p text:style-name="P21"><text:span text:style-name="T13">اگر شما بودید، چه‌گونه این</text:span></text:p>
          <text:p text:style-name="P21"><text:span text:style-name="T13">چاه‌ها را می‌آزمودید؟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75.946cm" svg:height="4.5cm" svg:x="3cm" svg:y="32.626cm">
          <text:p text:style-name="P6"><text:span text:style-name="T8">چ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در-راه-مانده‌ها" draw:style-name="gr38" draw:text-style-name="P20" draw:layer="layout" svg:width="76cm" svg:height="12.742cm" svg:x="3.001cm" svg:y="19.884cm">
          <text:p text:style-name="P6"><text:span text:style-name="T12">آیا نمونه‌های می‌شناسید که بتوان در برخی از راه‌ها و کارها بر خلاف آن‌ها رفتار کرد؟ چه کارهایی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‌بلد-راه‌بلدهای دیگر" draw:style-name="gr34" draw:text-style-name="P20" draw:layer="layout" svg:width="112.9cm" svg:height="8.5cm" svg:x="3cm" svg:y="68.5cm">
          <text:p text:style-name="P6"><text:span text:style-name="T12">دیگر راه‌بلدهای معرفی‌شده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2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بوم_25_20ناب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65.53cm" svg:x="3.001cm" svg:y="10.596cm">
          <text:p/>
        </draw:rect>
        <draw:rect draw:name="بوم راه و چاه-تاریخ" draw:style-name="gr3" draw:text-style-name="P4" draw:layer="layout" svg:width="14.855cm" svg:height="2.128cm" svg:x="5.991cm" svg:y="4.373cm">
          <text:p text:style-name="P3"><text:span text:style-name="T2">تاریخ:</text:span></text:p>
        </draw:rect>
        <draw:rect draw:name="بوم راه و چاه-بازگشت" draw:style-name="gr3" draw:text-style-name="P5" draw:layer="layout" svg:width="14.855cm" svg:height="2.128cm" svg:x="5.991cm" svg:y="7.373cm">
          <text:p text:style-name="P3"><text:span text:style-name="T3">بازگشت:</text:span></text:p>
        </draw:rect>
        <draw:frame draw:style-name="gr4" draw:text-style-name="P7" draw:layer="layout" svg:width="2cm" svg:height="2.369cm" svg:x="7.491cm" svg:y="4.132cm">
          <draw:text-box>
            <text:p text:style-name="P6"><text:span text:style-name="T4">سال</text:span></text:p>
            <text:p text:style-name="P6"><text:span text:style-name="T4">۱۳۹۱</text:span></text:p>
          </draw:text-box>
        </draw:frame>
        <draw:frame draw:style-name="gr4" draw:text-style-name="P9" draw:layer="layout" svg:width="1.703cm" svg:height="2.369cm" svg:x="11.288cm" svg:y="4.132cm">
          <draw:text-box>
            <text:p text:style-name="P8"><text:span text:style-name="T4">ماه</text:span></text:p>
            <text:p text:style-name="P8"><text:span text:style-name="T4">۱۱</text:span></text:p>
          </draw:text-box>
        </draw:frame>
        <draw:frame draw:style-name="gr5" draw:text-style-name="P9" draw:layer="layout" svg:width="2cm" svg:height="2.369cm" svg:x="14.991cm" svg:y="4.132cm">
          <draw:text-box>
            <text:p text:style-name="P8"><text:span text:style-name="T4">روز</text:span></text:p>
            <text:p text:style-name="P8"><text:span text:style-name="T4">۲۶</text:span></text:p>
          </draw:text-box>
        </draw:frame>
        <draw:frame draw:style-name="gr6" draw:text-style-name="P9" draw:layer="layout" svg:width="5cm" svg:height="2.372cm" svg:x="13.491cm" svg:y="7.629cm">
          <draw:text-box>
            <text:p text:style-name="P8"><text:span text:style-name="T5">شماره‌ی </text:span><text:span text:style-name="T5">۱</text:span></text:p>
            <text:p text:style-name="P8"><text:span text:style-name="T4"/></text:p>
          </draw:text-box>
        </draw:frame>
        <draw:frame draw:style-name="gr7" draw:text-style-name="P10" draw:layer="layout" svg:width="16.343cm" svg:height="6.5cm" svg:x="98.5cm" svg:y="3.5cm">
          <draw:text-box>
            <text:p><text:span text:style-name="T6">بوم راه و چاه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11" draw:layer="layout" svg:width="9.775cm" svg:height="5.976cm" svg:x="61.674cm" svg:y="16.582cm">
          <draw:text-box>
            <text:p text:style-name="P12"><text:span text:style-name="T7">کیک‌استارتر.کام</text:span></text:p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7" draw:text-style-name="P11" draw:layer="layout" svg:width="9.775cm" svg:height="5.976cm" svg:x="104.985cm" svg:y="19.764cm">
          <draw:text-box>
            <text:p text:style-name="P12"><text:span text:style-name="T7">نوشتن وب‌نوشت در باره‌ی ورمایه‌آوری</text:span></text:p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اه و چاه-نقشه‌ی راه" draw:style-name="gr34" draw:text-style-name="P24" draw:layer="layout" svg:width="36.9cm" svg:height="60.5cm" svg:x="79cm" svg:y="15.5cm">
          <text:p text:style-name="P6"><text:span text:style-name="T14">نقشه‌ی راه</text:span></text:p>
          <draw:enhanced-geometry svg:viewBox="0 0 21600 21600" draw:type="rectangle" draw:enhanced-path="M 0 0 L 21600 0 21600 21600 0 21600 0 0 Z N"/>
        </draw:custom-shape>
        <draw:custom-shape draw:name="بوم راه و چاه-از-راه-گذشته‌ها" draw:style-name="gr34" draw:text-style-name="P24" draw:layer="layout" svg:width="76cm" svg:height="11.804cm" svg:x="3.001cm" svg:y="15.58cm">
          <text:p text:style-name="P6"><text:span text:style-name="T14">هم‌راه‌ها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12.999cm" svg:height="5cm" svg:x="3.001cm" svg:y="10.5cm">
          <text:p text:style-name="P6"><text:span text:style-name="T9">راه‌برد</text:span></text:p>
          <draw:enhanced-geometry svg:viewBox="0 0 21600 21600" draw:type="rectangle" draw:enhanced-path="M 0 0 L 21600 0 21600 21600 0 21600 0 0 Z N"/>
        </draw:custom-shape>
        <draw:custom-shape draw:name="بوم راه و چاه-پیش‌روان" draw:style-name="gr35" draw:text-style-name="P24" draw:layer="layout" svg:width="25.978cm" svg:height="31.5cm" svg:x="28.076cm" svg:y="44.626cm">
          <text:p text:style-name="P6"><text:span text:style-name="T14">پیش‌روان</text:span></text:p>
          <draw:enhanced-geometry svg:viewBox="0 0 21600 21600" draw:type="rectangle" draw:enhanced-path="M 0 0 L 21600 0 21600 21600 0 21600 0 0 Z N"/>
        </draw:custom-shape>
        <draw:custom-shape draw:name="بوم راه و چاه-کارپشته" draw:style-name="gr36" draw:text-style-name="P24" draw:layer="layout" svg:width="24.946cm" svg:height="31.5cm" svg:x="54.054cm" svg:y="44.626cm">
          <text:p text:style-name="P6"><text:span text:style-name="T14">کارپشته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 و چاه-انجامیده" draw:style-name="gr36" draw:text-style-name="P24" draw:layer="layout" svg:width="25.076cm" svg:height="31.5cm" svg:x="3cm" svg:y="44.626cm">
          <text:p text:style-name="P6"><text:span text:style-name="T14">انجامیده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75.946cm" svg:height="4.5cm" svg:x="3cm" svg:y="40.126cm">
          <text:p text:style-name="P6"><text:span text:style-name="T8">چ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اه و چاه-در-راه-مانده‌ها" draw:style-name="gr38" draw:text-style-name="P24" draw:layer="layout" svg:width="76cm" svg:height="12.742cm" svg:x="3.001cm" svg:y="27.384cm">
          <text:p text:style-name="P6"><text:span text:style-name="T14">پادراه‌ه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778cm" svg:height="3.168cm" svg:x="109.426cm" svg:y="25.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239cm" svg:y="28.908cm">
          <draw:text-box>
            <text:p text:style-name="P12"><text:span text:style-name="T7">جذب نوآفرین‌ها</text:span></text:p>
          </draw:text-box>
        </draw:frame>
        <draw:custom-shape draw:style-name="gr39" draw:text-style-name="P6" draw:layer="layout" svg:width="1.778cm" svg:height="3.168cm" svg:x="109.68cm" svg:y="34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239cm" svg:y="38.052cm">
          <draw:text-box>
            <text:p text:style-name="P12"><text:span text:style-name="T7">ساخت برنامه با توجه به دیدگاه نوآفرین‌ها</text:span></text:p>
          </draw:text-box>
        </draw:frame>
        <draw:custom-shape draw:style-name="gr39" draw:text-style-name="P6" draw:layer="layout" svg:width="1.778cm" svg:height="3.168cm" svg:x="109.68cm" svg:y="44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775cm" svg:height="5.976cm" svg:x="105.362cm" svg:y="47.196cm">
          <draw:text-box>
            <text:p text:style-name="P12"><text:span text:style-name="T7">جذب نوخواهان از راه نوآفرین‌ها</text:span></text:p>
          </draw:text-box>
        </draw:frame>
        <draw:frame draw:style-name="gr16" draw:text-style-name="P11" draw:layer="layout" svg:width="9.775cm" svg:height="7.301cm" svg:x="67.647cm" svg:y="48.466cm">
          <draw:text-box>
            <text:p text:style-name="P12"><text:span text:style-name="T7">آیا این بن‌بست در ایران هم <text:s/>بن‌بستی جدی ست؟</text:span></text:p>
          </draw:text-box>
        </draw:frame>
        <draw:frame draw:style-name="gr16" draw:text-style-name="P11" draw:layer="layout" svg:width="9.775cm" svg:height="7.301cm" svg:x="67.147cm" svg:y="64.665cm">
          <draw:text-box>
            <text:p text:style-name="P12"><text:span text:style-name="T7">از میان این ره‌گذران چه کسانی با من همراه خواهند شد؟</text:span></text:p>
          </draw:text-box>
        </draw:frame>
        <draw:frame draw:style-name="gr16" draw:text-style-name="P11" draw:layer="layout" svg:width="9.775cm" svg:height="7.301cm" svg:x="67.147cm" svg:y="56.665cm">
          <draw:text-box>
            <text:p text:style-name="P12"><text:span text:style-name="T7">درروهای کنونی برای این بن‌بست‌ها چی ست؟</text:span></text:p>
          </draw:text-box>
        </draw:frame>
        <draw:frame draw:style-name="gr16" draw:text-style-name="P11" draw:layer="layout" svg:width="9.775cm" svg:height="7.301cm" svg:x="67.148cm" svg:y="64.666cm">
          <draw:text-box>
            <text:p text:style-name="P12"><text:span text:style-name="T7">از میان این ره‌گذران چه کسانی با من همراه خواهند شد؟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بوم_25_20ناب_200c_راه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2" draw:text-style-name="P2" draw:layer="layout" svg:width="112.9cm" svg:height="73.126cm" svg:x="3.001cm" svg:y="3cm">
          <text:p/>
        </draw:rect>
        <draw:frame draw:style-name="gr7" draw:text-style-name="P25" draw:layer="layout" svg:width="29.216cm" svg:height="6.5cm" svg:x="86.058cm" svg:y="75.24cm">
          <draw:text-box>
            <text:p text:style-name="P3"><text:span text:style-name="T6">تخته‌ی یادگیری پای‌مند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7" draw:text-style-name="P26" draw:layer="layout" svg:width="6.858cm" svg:height="5.976cm" svg:x="108.41cm" svg:y="11.502cm">
          <draw:text-box>
            <text:p text:style-name="P12"><text:span text:style-name="T15">پول‌پُل</text:span></text:p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149cm" svg:y="19.37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آرزوها" draw:style-name="gr19" draw:text-style-name="P6" draw:layer="layout" svg:width="27.94cm" svg:height="65.003cm" svg:x="3cm" svg:y="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8.194cm" svg:height="5.004cm" svg:x="2.806cm" svg:y="3cm">
          <text:p text:style-name="P6"><text:span text:style-name="T8">راست‌جست چندی‌مندانه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7.94cm" svg:height="5.004cm" svg:x="30.921cm" svg:y="2.996cm">
          <text:p text:style-name="P6"><text:span text:style-name="T8">پای‌مندی چونی‌مندانه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7.94cm" svg:height="5.004cm" svg:x="59cm" svg:y="3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8.9cm" svg:height="5.004cm" svg:x="87cm" svg:y="2.996cm">
          <text:p text:style-name="P6"><text:span text:style-name="T8">بن‌بست‌یابی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6" draw:layer="layout" svg:x1="16.5cm" svg:y1="12cm" svg:x2="16.5cm" svg:y2="75.5cm">
          <text:p/>
        </draw:line>
        <draw:line draw:style-name="gr41" draw:text-style-name="P6" draw:layer="layout" svg:x1="23.5cm" svg:y1="12cm" svg:x2="23.5cm" svg:y2="75.5cm">
          <text:p/>
        </draw:line>
        <draw:custom-shape draw:style-name="gr42" draw:text-style-name="P6" draw:layer="layout" svg:width="0.762cm" svg:height="0.711cm" svg:x="19.738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12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17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23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2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3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3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38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52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94cm" svg:y="4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4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5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58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6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64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78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82cm" svg:y="73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بوم ره‌گذران-آرزوها" draw:style-name="gr19" draw:text-style-name="P6" draw:layer="layout" svg:width="27.94cm" svg:height="65.003cm" svg:x="31.059cm" svg:y="10.945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37.559cm" svg:y1="11.945cm" svg:x2="37.559cm" svg:y2="75.445cm">
          <text:p/>
        </draw:line>
        <draw:line draw:style-name="gr41" draw:text-style-name="P6" draw:layer="layout" svg:x1="44.559cm" svg:y1="11.945cm" svg:x2="44.559cm" svg:y2="75.445cm">
          <text:p/>
        </draw:line>
        <draw:line draw:style-name="gr41" draw:text-style-name="P6" draw:layer="layout" svg:x1="51.559cm" svg:y1="11.945cm" svg:x2="51.559cm" svg:y2="75.445cm">
          <text:p/>
        </draw:line>
        <draw:custom-shape draw:style-name="gr42" draw:text-style-name="P6" draw:layer="layout" svg:width="0.762cm" svg:height="0.711cm" svg:x="47.797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797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11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53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7.823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40.737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33.879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7.939cm" svg:height="3.001cm" svg:x="30.861cm" svg:y="7.991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7.076cm" svg:height="3.001cm" svg:x="30.861cm" svg:y="7.991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37.584cm" svg:y="7.991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44.442cm" svg:y="7.991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7.366cm" svg:height="3.001cm" svg:x="51.4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27.94cm" svg:height="3.001cm" svg:x="3cm" svg:y="7.944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7.077cm" svg:height="3.001cm" svg:x="3cm" svg:y="7.944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9.724cm" svg:y="7.944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16.582cm" svg:y="7.944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7.366cm" svg:height="3.001cm" svg:x="23.54cm" svg:y="7.944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19" draw:text-style-name="P6" draw:layer="layout" svg:width="27.94cm" svg:height="65.003cm" svg:x="59.134cm" svg:y="10.945cm">
          <text:p/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65.634cm" svg:y1="11.945cm" svg:x2="65.634cm" svg:y2="75.445cm">
          <text:p/>
        </draw:line>
        <draw:line draw:style-name="gr41" draw:text-style-name="P6" draw:layer="layout" svg:x1="72.634cm" svg:y1="11.945cm" svg:x2="72.634cm" svg:y2="75.445cm">
          <text:p/>
        </draw:line>
        <draw:line draw:style-name="gr41" draw:text-style-name="P6" draw:layer="layout" svg:x1="79.634cm" svg:y1="11.945cm" svg:x2="79.634cm" svg:y2="75.445cm">
          <text:p/>
        </draw:line>
        <draw:custom-shape draw:style-name="gr42" draw:text-style-name="P6" draw:layer="layout" svg:width="0.762cm" svg:height="0.711cm" svg:x="75.872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17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23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2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32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37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72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786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28cm" svg:y="43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4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5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58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3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68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75.898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8.812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61.954cm" svg:y="73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7.94cm" svg:height="3.001cm" svg:x="59.059cm" svg:y="7.991cm">
          <text:p text:style-name="P6"><text:span text:style-name="T8">راه‌کاریابی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7.137cm" svg:height="3.001cm" svg:x="58.999cm" svg:y="7.991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65.783cm" svg:y="7.991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72.641cm" svg:y="7.991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7.366cm" svg:height="3.001cm" svg:x="79.599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0.762cm" svg:height="0.711cm" svg:x="19.687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17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23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27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32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7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1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3cm" svg:y="43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48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5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58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68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3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7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69cm" svg:y="73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12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17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27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32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88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02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44cm" svg:y="43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48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5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58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6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714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628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7cm" svg:y="7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9.399cm" svg:y1="11.897cm" svg:x2="9.399cm" svg:y2="75.397cm">
          <text:p/>
        </draw:line>
        <draw:custom-shape draw:style-name="gr42" draw:text-style-name="P6" draw:layer="layout" svg:width="0.762cm" svg:height="0.711cm" svg:x="19.637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12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1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23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27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32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3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37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51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693cm" svg:y="4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4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5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58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3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6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9.663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2.577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5.719cm" svg:y="7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93.536cm" svg:y1="12.123cm" svg:x2="93.536cm" svg:y2="75.623cm">
          <text:p/>
        </draw:line>
        <draw:line draw:style-name="gr41" draw:text-style-name="P6" draw:layer="layout" svg:x1="107.118cm" svg:y1="12.123cm" svg:x2="107.118cm" svg:y2="75.623cm">
          <text:p/>
        </draw:line>
        <draw:custom-shape draw:style-name="gr42" draw:text-style-name="P6" draw:layer="layout" svg:width="0.762cm" svg:height="0.711cm" svg:x="103.913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1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1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2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2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33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3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13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27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69cm" svg:y="43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48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5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5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3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68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939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53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95cm" svg:y="73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12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17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23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27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3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3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2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6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8cm" svg:y="43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48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5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5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3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6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8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2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4cm" svg:y="73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12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1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2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27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3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3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63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77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19cm" svg:y="43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48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53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5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3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6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89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803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945cm" svg:y="7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100.435cm" svg:y1="12.16cm" svg:x2="100.435cm" svg:y2="75.66cm">
          <text:p/>
        </draw:line>
        <draw:custom-shape draw:style-name="gr42" draw:text-style-name="P6" draw:layer="layout" svg:width="0.762cm" svg:height="0.711cm" svg:x="103.812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12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17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23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2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3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38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12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26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68cm" svg:y="43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4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53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58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3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6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103.838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96.752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0.762cm" svg:height="0.711cm" svg:x="89.894cm" svg:y="73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بوم ره‌گذران-آرزوها" draw:style-name="gr19" draw:text-style-name="P6" draw:layer="layout" svg:width="28.902cm" svg:height="65.003cm" svg:x="86.999cm" svg:y="10.98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28.904cm" svg:height="3.001cm" svg:x="86.999cm" svg:y="7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7" draw:layer="layout" svg:width="8.4cm" svg:height="3.001cm" svg:x="107.498cm" svg:y="7.991cm">
          <text:p text:style-name="P6"><text:span text:style-name="T16">ره‌آورد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7cm" svg:height="3.001cm" svg:x="86.999cm" svg:y="7.944cm">
          <text:p text:style-name="P6"><text:span text:style-name="T16">بیامو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93.503cm" svg:y="7.944cm">
          <text:p text:style-name="P6"><text:span text:style-name="T16">بسن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7" draw:layer="layout" svg:width="6.858cm" svg:height="3.001cm" svg:x="100.361cm" svg:y="7.944cm">
          <text:p text:style-name="P6"><text:span text:style-name="T16">بساز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8" draw:layer="layout" svg:width="5.82cm" svg:height="5.996cm" svg:x="87.582cm" svg:y="12.498cm">
          <draw:text-box>
            <text:p text:style-name="P12"><text:span text:style-name="T17">مصاحبه با نوآفرین‌ها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بوم_25_20ناب_200c_راه1" presentation:presentation-page-layout-name="AL1T0">
        <office:forms form:automatic-focus="false" form:apply-design-mode="false"/>
        <draw:frame draw:style-name="gr1" draw:text-style-name="P1" draw:layer="layout" svg:width="29.639cm" svg:height="2.704cm" svg:x="3.821cm" svg:y="77.322cm">
          <draw:text-box>
            <text:p><text:span text:style-name="T1">http://nopa.sepidfekr.com</text:span></text:p>
          </draw:text-box>
        </draw:frame>
        <draw:rect draw:style-name="gr47" draw:text-style-name="P2" draw:layer="layout" svg:width="112.9cm" svg:height="65.53cm" svg:x="3.001cm" svg:y="10.596cm">
          <text:p/>
        </draw:rect>
        <draw:rect draw:name="بوم ره‌گذران-تاریخ" draw:style-name="gr3" draw:text-style-name="P4" draw:layer="layout" svg:width="14.855cm" svg:height="2.128cm" svg:x="30.055cm" svg:y="6.289cm">
          <text:p text:style-name="P3"><text:span text:style-name="T2">تاریخ:</text:span></text:p>
        </draw:rect>
        <draw:rect draw:name="بوم ره‌گذران-بازگشت" draw:style-name="gr3" draw:text-style-name="P5" draw:layer="layout" svg:width="14.855cm" svg:height="2.128cm" svg:x="74.882cm" svg:y="6.214cm">
          <text:p text:style-name="P3"><text:span text:style-name="T3">عنوان:</text:span></text:p>
        </draw:rect>
        <draw:frame draw:style-name="gr4" draw:text-style-name="P7" draw:layer="layout" svg:width="2cm" svg:height="2.369cm" svg:x="31.555cm" svg:y="6.048cm">
          <draw:text-box>
            <text:p text:style-name="P6"><text:span text:style-name="T4">سال</text:span></text:p>
            <text:p text:style-name="P6"><text:span text:style-name="T4">۱۳۹۲</text:span></text:p>
          </draw:text-box>
        </draw:frame>
        <draw:frame draw:style-name="gr4" draw:text-style-name="P9" draw:layer="layout" svg:width="1.703cm" svg:height="2.369cm" svg:x="35.352cm" svg:y="6.048cm">
          <draw:text-box>
            <text:p text:style-name="P8"><text:span text:style-name="T4">ماه</text:span></text:p>
            <text:p text:style-name="P8"><text:span text:style-name="T4">۱</text:span></text:p>
          </draw:text-box>
        </draw:frame>
        <draw:frame draw:style-name="gr5" draw:text-style-name="P9" draw:layer="layout" svg:width="2cm" svg:height="2.369cm" svg:x="39.055cm" svg:y="6.048cm">
          <draw:text-box>
            <text:p text:style-name="P8"><text:span text:style-name="T4">روز</text:span></text:p>
            <text:p text:style-name="P8"><text:span text:style-name="T4">۱۰</text:span></text:p>
          </draw:text-box>
        </draw:frame>
        <draw:frame draw:style-name="gr6" draw:text-style-name="P9" draw:layer="layout" svg:width="8.382cm" svg:height="2.372cm" svg:x="79.618cm" svg:y="6.5cm">
          <draw:text-box>
            <text:p text:style-name="P8"><text:span text:style-name="T5">مصاحبه‌ی بن‌بست با نوآفرین‌ها</text:span></text:p>
            <text:p text:style-name="P8"><text:span text:style-name="T4"/></text:p>
          </draw:text-box>
        </draw:frame>
        <draw:frame draw:style-name="gr7" draw:text-style-name="P10" draw:layer="layout" svg:width="19.336cm" svg:height="6.5cm" svg:x="95.424cm" svg:y="4cm">
          <draw:text-box>
            <text:p><text:span text:style-name="T6">گزارش آزمایش</text:span></text:p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159.441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10" draw:text-style-name="P11" draw:layer="layout" svg:width="9.775cm" svg:height="5.976cm" svg:x="122.726cm" svg:y="11.024cm">
          <draw:text-box>
            <text:p/>
          </draw:text-box>
        </draw:frame>
        <draw:frame draw:style-name="gr11" draw:text-style-name="P11" draw:layer="layout" svg:width="9.774cm" svg:height="5.976cm" svg:x="184.072cm" svg:y="11.024cm">
          <draw:text-box>
            <text:p/>
          </draw:text-box>
        </draw:frame>
        <draw:frame draw:style-name="gr12" draw:text-style-name="P11" draw:layer="layout" svg:width="9.775cm" svg:height="5.976cm" svg:x="171.755cm" svg:y="11.024cm">
          <draw:text-box>
            <text:p/>
          </draw:text-box>
        </draw:frame>
        <draw:frame draw:style-name="gr13" draw:text-style-name="P11" draw:layer="layout" svg:width="9.775cm" svg:height="5.976cm" svg:x="147.356cm" svg:y="11.006cm">
          <draw:text-box>
            <text:p/>
          </draw:text-box>
        </draw:frame>
        <draw:frame draw:style-name="gr9" draw:text-style-name="P11" draw:layer="layout" svg:width="9.775cm" svg:height="5.976cm" svg:x="134.811cm" svg:y="11.006cm">
          <draw:text-box>
            <text:p/>
          </draw:text-box>
        </draw:frame>
        <draw:frame draw:style-name="gr8" draw:text-style-name="P11" draw:layer="layout" svg:width="9.775cm" svg:height="5.976cm" svg:x="159.321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10" draw:text-style-name="P11" draw:layer="layout" svg:width="9.775cm" svg:height="5.976cm" svg:x="122.606cm" svg:y="19.524cm">
          <draw:text-box>
            <text:p/>
          </draw:text-box>
        </draw:frame>
        <draw:frame draw:style-name="gr11" draw:text-style-name="P11" draw:layer="layout" svg:width="9.774cm" svg:height="5.976cm" svg:x="183.952cm" svg:y="19.524cm">
          <draw:text-box>
            <text:p/>
          </draw:text-box>
        </draw:frame>
        <draw:frame draw:style-name="gr12" draw:text-style-name="P11" draw:layer="layout" svg:width="9.775cm" svg:height="5.976cm" svg:x="171.635cm" svg:y="19.524cm">
          <draw:text-box>
            <text:p/>
          </draw:text-box>
        </draw:frame>
        <draw:frame draw:style-name="gr13" draw:text-style-name="P11" draw:layer="layout" svg:width="9.775cm" svg:height="5.976cm" svg:x="147.236cm" svg:y="19.506cm">
          <draw:text-box>
            <text:p/>
          </draw:text-box>
        </draw:frame>
        <draw:frame draw:style-name="gr9" draw:text-style-name="P11" draw:layer="layout" svg:width="9.775cm" svg:height="5.976cm" svg:x="134.691cm" svg:y="19.506cm">
          <draw:text-box>
            <text:p/>
          </draw:text-box>
        </draw:frame>
        <draw:frame draw:style-name="gr8" draw:text-style-name="P11" draw:layer="layout" svg:width="9.775cm" svg:height="5.976cm" svg:x="159.321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10" draw:text-style-name="P11" draw:layer="layout" svg:width="9.775cm" svg:height="5.976cm" svg:x="122.606cm" svg:y="28.018cm">
          <draw:text-box>
            <text:p/>
          </draw:text-box>
        </draw:frame>
        <draw:frame draw:style-name="gr11" draw:text-style-name="P11" draw:layer="layout" svg:width="9.774cm" svg:height="5.976cm" svg:x="183.952cm" svg:y="28.018cm">
          <draw:text-box>
            <text:p/>
          </draw:text-box>
        </draw:frame>
        <draw:frame draw:style-name="gr12" draw:text-style-name="P11" draw:layer="layout" svg:width="9.775cm" svg:height="5.976cm" svg:x="171.635cm" svg:y="28.018cm">
          <draw:text-box>
            <text:p/>
          </draw:text-box>
        </draw:frame>
        <draw:frame draw:style-name="gr13" draw:text-style-name="P11" draw:layer="layout" svg:width="9.775cm" svg:height="5.976cm" svg:x="147.236cm" svg:y="28cm">
          <draw:text-box>
            <text:p/>
          </draw:text-box>
        </draw:frame>
        <draw:frame draw:style-name="gr9" draw:text-style-name="P11" draw:layer="layout" svg:width="9.775cm" svg:height="5.976cm" svg:x="134.691cm" svg:y="28cm">
          <draw:text-box>
            <text:p/>
          </draw:text-box>
        </draw:frame>
        <draw:frame draw:style-name="gr8" draw:text-style-name="P11" draw:layer="layout" svg:width="9.775cm" svg:height="5.976cm" svg:x="159.321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10" draw:text-style-name="P11" draw:layer="layout" svg:width="9.775cm" svg:height="5.976cm" svg:x="122.606cm" svg:y="36.024cm">
          <draw:text-box>
            <text:p/>
          </draw:text-box>
        </draw:frame>
        <draw:frame draw:style-name="gr11" draw:text-style-name="P11" draw:layer="layout" svg:width="9.774cm" svg:height="5.976cm" svg:x="183.952cm" svg:y="36.024cm">
          <draw:text-box>
            <text:p/>
          </draw:text-box>
        </draw:frame>
        <draw:frame draw:style-name="gr12" draw:text-style-name="P11" draw:layer="layout" svg:width="9.775cm" svg:height="5.976cm" svg:x="171.635cm" svg:y="36.024cm">
          <draw:text-box>
            <text:p/>
          </draw:text-box>
        </draw:frame>
        <draw:frame draw:style-name="gr13" draw:text-style-name="P11" draw:layer="layout" svg:width="9.775cm" svg:height="5.976cm" svg:x="147.236cm" svg:y="36.006cm">
          <draw:text-box>
            <text:p/>
          </draw:text-box>
        </draw:frame>
        <draw:frame draw:style-name="gr9" draw:text-style-name="P11" draw:layer="layout" svg:width="9.775cm" svg:height="5.976cm" svg:x="134.691cm" svg:y="36.006cm">
          <draw:text-box>
            <text:p/>
          </draw:text-box>
        </draw:frame>
        <draw:frame draw:style-name="gr8" draw:text-style-name="P11" draw:layer="layout" svg:width="9.775cm" svg:height="5.976cm" svg:x="159.321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10" draw:text-style-name="P11" draw:layer="layout" svg:width="9.775cm" svg:height="5.976cm" svg:x="122.606cm" svg:y="44.524cm">
          <draw:text-box>
            <text:p/>
          </draw:text-box>
        </draw:frame>
        <draw:frame draw:style-name="gr11" draw:text-style-name="P11" draw:layer="layout" svg:width="9.774cm" svg:height="5.976cm" svg:x="183.952cm" svg:y="44.524cm">
          <draw:text-box>
            <text:p/>
          </draw:text-box>
        </draw:frame>
        <draw:frame draw:style-name="gr12" draw:text-style-name="P11" draw:layer="layout" svg:width="9.775cm" svg:height="5.976cm" svg:x="171.635cm" svg:y="44.524cm">
          <draw:text-box>
            <text:p/>
          </draw:text-box>
        </draw:frame>
        <draw:frame draw:style-name="gr13" draw:text-style-name="P11" draw:layer="layout" svg:width="9.775cm" svg:height="5.976cm" svg:x="147.236cm" svg:y="44.506cm">
          <draw:text-box>
            <text:p/>
          </draw:text-box>
        </draw:frame>
        <draw:frame draw:style-name="gr9" draw:text-style-name="P11" draw:layer="layout" svg:width="9.775cm" svg:height="5.976cm" svg:x="134.691cm" svg:y="44.506cm">
          <draw:text-box>
            <text:p/>
          </draw:text-box>
        </draw:frame>
        <draw:frame draw:style-name="gr8" draw:text-style-name="P11" draw:layer="layout" svg:width="9.775cm" svg:height="5.976cm" svg:x="159.321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10" draw:text-style-name="P11" draw:layer="layout" svg:width="9.775cm" svg:height="5.976cm" svg:x="122.606cm" svg:y="53.518cm">
          <draw:text-box>
            <text:p/>
          </draw:text-box>
        </draw:frame>
        <draw:frame draw:style-name="gr11" draw:text-style-name="P11" draw:layer="layout" svg:width="9.774cm" svg:height="5.976cm" svg:x="183.952cm" svg:y="53.518cm">
          <draw:text-box>
            <text:p/>
          </draw:text-box>
        </draw:frame>
        <draw:frame draw:style-name="gr12" draw:text-style-name="P11" draw:layer="layout" svg:width="9.775cm" svg:height="5.976cm" svg:x="171.635cm" svg:y="53.518cm">
          <draw:text-box>
            <text:p/>
          </draw:text-box>
        </draw:frame>
        <draw:frame draw:style-name="gr13" draw:text-style-name="P11" draw:layer="layout" svg:width="9.775cm" svg:height="5.976cm" svg:x="147.236cm" svg:y="53.5cm">
          <draw:text-box>
            <text:p/>
          </draw:text-box>
        </draw:frame>
        <draw:frame draw:style-name="gr9" draw:text-style-name="P11" draw:layer="layout" svg:width="9.775cm" svg:height="5.976cm" svg:x="134.691cm" svg:y="53.5cm">
          <draw:text-box>
            <text:p/>
          </draw:text-box>
        </draw:frame>
        <draw:frame draw:style-name="gr8" draw:text-style-name="P11" draw:layer="layout" svg:width="9.775cm" svg:height="5.976cm" svg:x="159.451cm" svg:y="62.024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0" draw:text-style-name="P11" draw:layer="layout" svg:width="9.775cm" svg:height="5.976cm" svg:x="122.226cm" svg:y="62.024cm">
          <draw:text-box>
            <text:p/>
          </draw:text-box>
        </draw:frame>
        <draw:frame draw:style-name="gr11" draw:text-style-name="P11" draw:layer="layout" svg:width="9.774cm" svg:height="5.976cm" svg:x="184.226cm" svg:y="62.024cm">
          <draw:text-box>
            <text:p/>
          </draw:text-box>
        </draw:frame>
        <draw:frame draw:style-name="gr12" draw:text-style-name="P11" draw:layer="layout" svg:width="9.775cm" svg:height="5.976cm" svg:x="171.726cm" svg:y="62.024cm">
          <draw:text-box>
            <text:p/>
          </draw:text-box>
        </draw:frame>
        <draw:frame draw:style-name="gr13" draw:text-style-name="P11" draw:layer="layout" svg:width="9.775cm" svg:height="5.976cm" svg:x="146.856cm" svg:y="62.006cm">
          <draw:text-box>
            <text:p/>
          </draw:text-box>
        </draw:frame>
        <draw:frame draw:style-name="gr9" draw:text-style-name="P11" draw:layer="layout" svg:width="9.775cm" svg:height="5.976cm" svg:x="134.311cm" svg:y="62.006cm">
          <draw:text-box>
            <text:p/>
          </draw:text-box>
        </draw:frame>
        <draw:frame draw:style-name="gr14" draw:text-style-name="P11" draw:layer="layout" svg:width="9.775cm" svg:height="5.976cm" svg:x="159.321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14" draw:text-style-name="P11" draw:layer="layout" svg:width="9.775cm" svg:height="5.976cm" svg:x="122.606cm" svg:y="2.524cm">
          <draw:text-box>
            <text:p/>
          </draw:text-box>
        </draw:frame>
        <draw:frame draw:style-name="gr14" draw:text-style-name="P11" draw:layer="layout" svg:width="9.774cm" svg:height="5.976cm" svg:x="183.952cm" svg:y="2.524cm">
          <draw:text-box>
            <text:p/>
          </draw:text-box>
        </draw:frame>
        <draw:frame draw:style-name="gr14" draw:text-style-name="P11" draw:layer="layout" svg:width="9.775cm" svg:height="5.976cm" svg:x="171.635cm" svg:y="2.524cm">
          <draw:text-box>
            <text:p/>
          </draw:text-box>
        </draw:frame>
        <draw:frame draw:style-name="gr14" draw:text-style-name="P11" draw:layer="layout" svg:width="9.775cm" svg:height="5.976cm" svg:x="147.236cm" svg:y="2.506cm">
          <draw:text-box>
            <text:p/>
          </draw:text-box>
        </draw:frame>
        <draw:frame draw:style-name="gr14" draw:text-style-name="P11" draw:layer="layout" svg:width="9.775cm" svg:height="5.976cm" svg:x="134.691cm" svg:y="2.506cm">
          <draw:text-box>
            <text:p/>
          </draw:text-box>
        </draw:frame>
        <draw:frame draw:style-name="gr8" draw:text-style-name="P11" draw:layer="layout" svg:width="9.775cm" svg:height="5.976cm" svg:x="-36.285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10" draw:text-style-name="P11" draw:layer="layout" svg:width="9.775cm" svg:height="5.976cm" svg:x="-73cm" svg:y="10.524cm">
          <draw:text-box>
            <text:p/>
          </draw:text-box>
        </draw:frame>
        <draw:frame draw:style-name="gr11" draw:text-style-name="P11" draw:layer="layout" svg:width="9.774cm" svg:height="5.976cm" svg:x="-11.654cm" svg:y="10.524cm">
          <draw:text-box>
            <text:p/>
          </draw:text-box>
        </draw:frame>
        <draw:frame draw:style-name="gr12" draw:text-style-name="P11" draw:layer="layout" svg:width="9.775cm" svg:height="5.976cm" svg:x="-23.971cm" svg:y="10.524cm">
          <draw:text-box>
            <text:p/>
          </draw:text-box>
        </draw:frame>
        <draw:frame draw:style-name="gr13" draw:text-style-name="P11" draw:layer="layout" svg:width="9.775cm" svg:height="5.976cm" svg:x="-48.37cm" svg:y="10.506cm">
          <draw:text-box>
            <text:p/>
          </draw:text-box>
        </draw:frame>
        <draw:frame draw:style-name="gr9" draw:text-style-name="P11" draw:layer="layout" svg:width="9.775cm" svg:height="5.976cm" svg:x="-60.915cm" svg:y="10.506cm">
          <draw:text-box>
            <text:p/>
          </draw:text-box>
        </draw:frame>
        <draw:frame draw:style-name="gr8" draw:text-style-name="P11" draw:layer="layout" svg:width="9.775cm" svg:height="5.976cm" svg:x="-36.405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10" draw:text-style-name="P11" draw:layer="layout" svg:width="9.775cm" svg:height="5.976cm" svg:x="-73.12cm" svg:y="19.024cm">
          <draw:text-box>
            <text:p/>
          </draw:text-box>
        </draw:frame>
        <draw:frame draw:style-name="gr11" draw:text-style-name="P11" draw:layer="layout" svg:width="9.774cm" svg:height="5.976cm" svg:x="-11.774cm" svg:y="19.024cm">
          <draw:text-box>
            <text:p/>
          </draw:text-box>
        </draw:frame>
        <draw:frame draw:style-name="gr12" draw:text-style-name="P11" draw:layer="layout" svg:width="9.775cm" svg:height="5.976cm" svg:x="-24.091cm" svg:y="19.024cm">
          <draw:text-box>
            <text:p/>
          </draw:text-box>
        </draw:frame>
        <draw:frame draw:style-name="gr13" draw:text-style-name="P11" draw:layer="layout" svg:width="9.775cm" svg:height="5.976cm" svg:x="-48.49cm" svg:y="19.006cm">
          <draw:text-box>
            <text:p/>
          </draw:text-box>
        </draw:frame>
        <draw:frame draw:style-name="gr9" draw:text-style-name="P11" draw:layer="layout" svg:width="9.775cm" svg:height="5.976cm" svg:x="-61.035cm" svg:y="19.006cm">
          <draw:text-box>
            <text:p/>
          </draw:text-box>
        </draw:frame>
        <draw:frame draw:style-name="gr8" draw:text-style-name="P11" draw:layer="layout" svg:width="9.775cm" svg:height="5.976cm" svg:x="-36.405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10" draw:text-style-name="P11" draw:layer="layout" svg:width="9.775cm" svg:height="5.976cm" svg:x="-73.12cm" svg:y="27.518cm">
          <draw:text-box>
            <text:p/>
          </draw:text-box>
        </draw:frame>
        <draw:frame draw:style-name="gr11" draw:text-style-name="P11" draw:layer="layout" svg:width="9.774cm" svg:height="5.976cm" svg:x="-11.774cm" svg:y="27.518cm">
          <draw:text-box>
            <text:p/>
          </draw:text-box>
        </draw:frame>
        <draw:frame draw:style-name="gr12" draw:text-style-name="P11" draw:layer="layout" svg:width="9.775cm" svg:height="5.976cm" svg:x="-24.091cm" svg:y="27.518cm">
          <draw:text-box>
            <text:p/>
          </draw:text-box>
        </draw:frame>
        <draw:frame draw:style-name="gr13" draw:text-style-name="P11" draw:layer="layout" svg:width="9.775cm" svg:height="5.976cm" svg:x="-48.49cm" svg:y="27.5cm">
          <draw:text-box>
            <text:p/>
          </draw:text-box>
        </draw:frame>
        <draw:frame draw:style-name="gr9" draw:text-style-name="P11" draw:layer="layout" svg:width="9.775cm" svg:height="5.976cm" svg:x="-61.035cm" svg:y="27.5cm">
          <draw:text-box>
            <text:p/>
          </draw:text-box>
        </draw:frame>
        <draw:frame draw:style-name="gr8" draw:text-style-name="P11" draw:layer="layout" svg:width="9.775cm" svg:height="5.976cm" svg:x="-36.405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10" draw:text-style-name="P11" draw:layer="layout" svg:width="9.775cm" svg:height="5.976cm" svg:x="-73.12cm" svg:y="35.524cm">
          <draw:text-box>
            <text:p/>
          </draw:text-box>
        </draw:frame>
        <draw:frame draw:style-name="gr11" draw:text-style-name="P11" draw:layer="layout" svg:width="9.774cm" svg:height="5.976cm" svg:x="-11.774cm" svg:y="35.524cm">
          <draw:text-box>
            <text:p/>
          </draw:text-box>
        </draw:frame>
        <draw:frame draw:style-name="gr12" draw:text-style-name="P11" draw:layer="layout" svg:width="9.775cm" svg:height="5.976cm" svg:x="-24.091cm" svg:y="35.524cm">
          <draw:text-box>
            <text:p/>
          </draw:text-box>
        </draw:frame>
        <draw:frame draw:style-name="gr13" draw:text-style-name="P11" draw:layer="layout" svg:width="9.775cm" svg:height="5.976cm" svg:x="-48.49cm" svg:y="35.506cm">
          <draw:text-box>
            <text:p/>
          </draw:text-box>
        </draw:frame>
        <draw:frame draw:style-name="gr9" draw:text-style-name="P11" draw:layer="layout" svg:width="9.775cm" svg:height="5.976cm" svg:x="-61.035cm" svg:y="35.506cm">
          <draw:text-box>
            <text:p/>
          </draw:text-box>
        </draw:frame>
        <draw:frame draw:style-name="gr8" draw:text-style-name="P11" draw:layer="layout" svg:width="9.775cm" svg:height="5.976cm" svg:x="-36.405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10" draw:text-style-name="P11" draw:layer="layout" svg:width="9.775cm" svg:height="5.976cm" svg:x="-73.12cm" svg:y="44.024cm">
          <draw:text-box>
            <text:p/>
          </draw:text-box>
        </draw:frame>
        <draw:frame draw:style-name="gr11" draw:text-style-name="P11" draw:layer="layout" svg:width="9.774cm" svg:height="5.976cm" svg:x="-11.774cm" svg:y="44.024cm">
          <draw:text-box>
            <text:p/>
          </draw:text-box>
        </draw:frame>
        <draw:frame draw:style-name="gr12" draw:text-style-name="P11" draw:layer="layout" svg:width="9.775cm" svg:height="5.976cm" svg:x="-24.091cm" svg:y="44.024cm">
          <draw:text-box>
            <text:p/>
          </draw:text-box>
        </draw:frame>
        <draw:frame draw:style-name="gr13" draw:text-style-name="P11" draw:layer="layout" svg:width="9.775cm" svg:height="5.976cm" svg:x="-48.49cm" svg:y="44.006cm">
          <draw:text-box>
            <text:p/>
          </draw:text-box>
        </draw:frame>
        <draw:frame draw:style-name="gr9" draw:text-style-name="P11" draw:layer="layout" svg:width="9.775cm" svg:height="5.976cm" svg:x="-61.035cm" svg:y="44.006cm">
          <draw:text-box>
            <text:p/>
          </draw:text-box>
        </draw:frame>
        <draw:frame draw:style-name="gr8" draw:text-style-name="P11" draw:layer="layout" svg:width="9.775cm" svg:height="5.976cm" svg:x="-36.405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10" draw:text-style-name="P11" draw:layer="layout" svg:width="9.775cm" svg:height="5.976cm" svg:x="-73.12cm" svg:y="53.018cm">
          <draw:text-box>
            <text:p/>
          </draw:text-box>
        </draw:frame>
        <draw:frame draw:style-name="gr11" draw:text-style-name="P11" draw:layer="layout" svg:width="9.774cm" svg:height="5.976cm" svg:x="-11.774cm" svg:y="53.018cm">
          <draw:text-box>
            <text:p/>
          </draw:text-box>
        </draw:frame>
        <draw:frame draw:style-name="gr12" draw:text-style-name="P11" draw:layer="layout" svg:width="9.775cm" svg:height="5.976cm" svg:x="-24.091cm" svg:y="53.018cm">
          <draw:text-box>
            <text:p/>
          </draw:text-box>
        </draw:frame>
        <draw:frame draw:style-name="gr13" draw:text-style-name="P11" draw:layer="layout" svg:width="9.775cm" svg:height="5.976cm" svg:x="-48.49cm" svg:y="53cm">
          <draw:text-box>
            <text:p/>
          </draw:text-box>
        </draw:frame>
        <draw:frame draw:style-name="gr9" draw:text-style-name="P11" draw:layer="layout" svg:width="9.775cm" svg:height="5.976cm" svg:x="-61.035cm" svg:y="53cm">
          <draw:text-box>
            <text:p/>
          </draw:text-box>
        </draw:frame>
        <draw:frame draw:style-name="gr8" draw:text-style-name="P11" draw:layer="layout" svg:width="9.775cm" svg:height="5.976cm" svg:x="-36.275cm" svg:y="61.524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0" draw:text-style-name="P11" draw:layer="layout" svg:width="9.775cm" svg:height="5.976cm" svg:x="-73.5cm" svg:y="61.524cm">
          <draw:text-box>
            <text:p/>
          </draw:text-box>
        </draw:frame>
        <draw:frame draw:style-name="gr11" draw:text-style-name="P11" draw:layer="layout" svg:width="9.774cm" svg:height="5.976cm" svg:x="-11.5cm" svg:y="61.524cm">
          <draw:text-box>
            <text:p/>
          </draw:text-box>
        </draw:frame>
        <draw:frame draw:style-name="gr12" draw:text-style-name="P11" draw:layer="layout" svg:width="9.775cm" svg:height="5.976cm" svg:x="-24cm" svg:y="61.524cm">
          <draw:text-box>
            <text:p/>
          </draw:text-box>
        </draw:frame>
        <draw:frame draw:style-name="gr13" draw:text-style-name="P11" draw:layer="layout" svg:width="9.775cm" svg:height="5.976cm" svg:x="-48.87cm" svg:y="61.506cm">
          <draw:text-box>
            <text:p/>
          </draw:text-box>
        </draw:frame>
        <draw:frame draw:style-name="gr9" draw:text-style-name="P11" draw:layer="layout" svg:width="9.775cm" svg:height="5.976cm" svg:x="-61.415cm" svg:y="61.506cm">
          <draw:text-box>
            <text:p/>
          </draw:text-box>
        </draw:frame>
        <draw:frame draw:style-name="gr14" draw:text-style-name="P11" draw:layer="layout" svg:width="9.775cm" svg:height="5.976cm" svg:x="-36.405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14" draw:text-style-name="P11" draw:layer="layout" svg:width="9.775cm" svg:height="5.976cm" svg:x="-73.12cm" svg:y="2.024cm">
          <draw:text-box>
            <text:p/>
          </draw:text-box>
        </draw:frame>
        <draw:frame draw:style-name="gr14" draw:text-style-name="P11" draw:layer="layout" svg:width="9.774cm" svg:height="5.976cm" svg:x="-11.774cm" svg:y="2.024cm">
          <draw:text-box>
            <text:p/>
          </draw:text-box>
        </draw:frame>
        <draw:frame draw:style-name="gr14" draw:text-style-name="P11" draw:layer="layout" svg:width="9.775cm" svg:height="5.976cm" svg:x="-24.091cm" svg:y="2.024cm">
          <draw:text-box>
            <text:p/>
          </draw:text-box>
        </draw:frame>
        <draw:frame draw:style-name="gr14" draw:text-style-name="P11" draw:layer="layout" svg:width="9.775cm" svg:height="5.976cm" svg:x="-48.49cm" svg:y="2.006cm">
          <draw:text-box>
            <text:p/>
          </draw:text-box>
        </draw:frame>
        <draw:frame draw:style-name="gr14" draw:text-style-name="P11" draw:layer="layout" svg:width="9.775cm" svg:height="5.976cm" svg:x="-61.035cm" svg:y="2.006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8" draw:text-style-name="P11" draw:layer="layout" svg:width="9.775cm" svg:height="5.976cm" svg:x="62.095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10" draw:text-style-name="P11" draw:layer="layout" svg:width="9.775cm" svg:height="5.976cm" svg:x="25.38cm" svg:y="87.518cm">
          <draw:text-box>
            <text:p/>
          </draw:text-box>
        </draw:frame>
        <draw:frame draw:style-name="gr11" draw:text-style-name="P11" draw:layer="layout" svg:width="9.774cm" svg:height="5.976cm" svg:x="86.726cm" svg:y="87.518cm">
          <draw:text-box>
            <text:p/>
          </draw:text-box>
        </draw:frame>
        <draw:frame draw:style-name="gr12" draw:text-style-name="P11" draw:layer="layout" svg:width="9.775cm" svg:height="5.976cm" svg:x="74.409cm" svg:y="87.518cm">
          <draw:text-box>
            <text:p/>
          </draw:text-box>
        </draw:frame>
        <draw:frame draw:style-name="gr13" draw:text-style-name="P11" draw:layer="layout" svg:width="9.775cm" svg:height="5.976cm" svg:x="50.01cm" svg:y="87.5cm">
          <draw:text-box>
            <text:p/>
          </draw:text-box>
        </draw:frame>
        <draw:frame draw:style-name="gr9" draw:text-style-name="P11" draw:layer="layout" svg:width="9.775cm" svg:height="5.976cm" svg:x="37.465cm" svg:y="87.5cm">
          <draw:text-box>
            <text:p/>
          </draw:text-box>
        </draw:frame>
        <draw:frame draw:style-name="gr8" draw:text-style-name="P11" draw:layer="layout" svg:width="9.775cm" svg:height="5.976cm" svg:x="62.095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10" draw:text-style-name="P11" draw:layer="layout" svg:width="9.775cm" svg:height="5.976cm" svg:x="25.38cm" svg:y="96.018cm">
          <draw:text-box>
            <text:p/>
          </draw:text-box>
        </draw:frame>
        <draw:frame draw:style-name="gr11" draw:text-style-name="P11" draw:layer="layout" svg:width="9.774cm" svg:height="5.976cm" svg:x="86.726cm" svg:y="96.018cm">
          <draw:text-box>
            <text:p/>
          </draw:text-box>
        </draw:frame>
        <draw:frame draw:style-name="gr12" draw:text-style-name="P11" draw:layer="layout" svg:width="9.775cm" svg:height="5.976cm" svg:x="74.409cm" svg:y="96.018cm">
          <draw:text-box>
            <text:p/>
          </draw:text-box>
        </draw:frame>
        <draw:frame draw:style-name="gr13" draw:text-style-name="P11" draw:layer="layout" svg:width="9.775cm" svg:height="5.976cm" svg:x="50.01cm" svg:y="96cm">
          <draw:text-box>
            <text:p/>
          </draw:text-box>
        </draw:frame>
        <draw:frame draw:style-name="gr9" draw:text-style-name="P11" draw:layer="layout" svg:width="9.775cm" svg:height="5.976cm" svg:x="37.465cm" svg:y="96cm">
          <draw:text-box>
            <text:p/>
          </draw:text-box>
        </draw:frame>
        <draw:frame draw:style-name="gr8" draw:text-style-name="P11" draw:layer="layout" svg:width="9.775cm" svg:height="5.976cm" svg:x="62.095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10" draw:text-style-name="P11" draw:layer="layout" svg:width="9.775cm" svg:height="5.976cm" svg:x="25.38cm" svg:y="105.012cm">
          <draw:text-box>
            <text:p/>
          </draw:text-box>
        </draw:frame>
        <draw:frame draw:style-name="gr11" draw:text-style-name="P11" draw:layer="layout" svg:width="9.774cm" svg:height="5.976cm" svg:x="86.726cm" svg:y="105.012cm">
          <draw:text-box>
            <text:p/>
          </draw:text-box>
        </draw:frame>
        <draw:frame draw:style-name="gr12" draw:text-style-name="P11" draw:layer="layout" svg:width="9.775cm" svg:height="5.976cm" svg:x="74.409cm" svg:y="105.012cm">
          <draw:text-box>
            <text:p/>
          </draw:text-box>
        </draw:frame>
        <draw:frame draw:style-name="gr13" draw:text-style-name="P11" draw:layer="layout" svg:width="9.775cm" svg:height="5.976cm" svg:x="50.01cm" svg:y="104.994cm">
          <draw:text-box>
            <text:p/>
          </draw:text-box>
        </draw:frame>
        <draw:frame draw:style-name="gr9" draw:text-style-name="P11" draw:layer="layout" svg:width="9.775cm" svg:height="5.976cm" svg:x="37.465cm" svg:y="104.994cm">
          <draw:text-box>
            <text:p/>
          </draw:text-box>
        </draw:frame>
        <draw:frame draw:style-name="gr8" draw:text-style-name="P11" draw:layer="layout" svg:width="9.775cm" svg:height="5.976cm" svg:x="62.225cm" svg:y="113.518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frame draw:style-name="gr10" draw:text-style-name="P11" draw:layer="layout" svg:width="9.775cm" svg:height="5.976cm" svg:x="25cm" svg:y="113.518cm">
          <draw:text-box>
            <text:p/>
          </draw:text-box>
        </draw:frame>
        <draw:frame draw:style-name="gr11" draw:text-style-name="P11" draw:layer="layout" svg:width="9.774cm" svg:height="5.976cm" svg:x="87cm" svg:y="113.518cm">
          <draw:text-box>
            <text:p/>
          </draw:text-box>
        </draw:frame>
        <draw:frame draw:style-name="gr12" draw:text-style-name="P11" draw:layer="layout" svg:width="9.775cm" svg:height="5.976cm" svg:x="74.5cm" svg:y="113.518cm">
          <draw:text-box>
            <text:p/>
          </draw:text-box>
        </draw:frame>
        <draw:frame draw:style-name="gr13" draw:text-style-name="P11" draw:layer="layout" svg:width="9.775cm" svg:height="5.976cm" svg:x="49.63cm" svg:y="113.5cm">
          <draw:text-box>
            <text:p/>
          </draw:text-box>
        </draw:frame>
        <draw:frame draw:style-name="gr9" draw:text-style-name="P11" draw:layer="layout" svg:width="9.775cm" svg:height="5.976cm" svg:x="37.085cm" svg:y="113.5cm">
          <draw:text-box>
            <text:p/>
          </draw:text-box>
        </draw:frame>
        <draw:custom-shape draw:name="بوم ره‌گذران-آرزوها" draw:style-name="gr38" draw:text-style-name="P30" draw:layer="layout" svg:width="55.372cm" svg:height="25.4cm" svg:x="60.528cm" svg:y="23.066cm">
          <text:p text:style-name="P29"><text:span text:style-name="T12">انگاره‌های زیفش‌پذیر</text:span></text:p>
          <text:p text:style-name="P29"><text:span text:style-name="T18">- «نداشتن سرمایه‌ی لازم برای اجرای ایده‌های خود» بن‌بستی باید-داشت است.</text:span></text:p>
          <text:p text:style-name="P29"><text:span text:style-name="T18">- مصاحبه‌ها نشان خواهند داد که ره‌گذران از یک یا چند درروی کنونی استفاده می‌کنند.</text:span></text:p>
          <text:p text:style-name="P29"><text:span text:style-name="T18">- مصاحبه‌ها نشان خواهند داد که جامعه‌ی هنرمندان، ساخت این کسب‌وکار را شدنی می‌سازند.</text:span></text:p>
          <draw:enhanced-geometry svg:viewBox="0 0 21600 21600" draw:type="rectangle" draw:enhanced-path="M 0 0 L 21600 0 21600 21600 0 21600 0 0 Z N"/>
        </draw:custom-shape>
        <draw:rect draw:name="بوم ره‌گذران-بازگشت" draw:style-name="gr3" draw:text-style-name="P5" draw:layer="layout" svg:width="14.855cm" svg:height="2.128cm" svg:x="52.784cm" svg:y="6.163cm">
          <text:p text:style-name="P3"><text:span text:style-name="T3">نویسنده:</text:span></text:p>
        </draw:rect>
        <draw:frame draw:style-name="gr6" draw:text-style-name="P9" draw:layer="layout" svg:width="5cm" svg:height="2.372cm" svg:x="59.5cm" svg:y="6.5cm">
          <draw:text-box>
            <text:p text:style-name="P8"><text:span text:style-name="T5">فرهاد رحیمی</text:span></text:p>
            <text:p text:style-name="P8"><text:span text:style-name="T4"/></text:p>
          </draw:text-box>
        </draw:frame>
        <draw:custom-shape draw:name="بوم ره‌گذران-آرزوها" draw:style-name="gr38" draw:text-style-name="P30" draw:layer="layout" svg:width="55.372cm" svg:height="10.16cm" svg:x="60.529cm" svg:y="10.596cm">
          <text:p text:style-name="P29"><text:span text:style-name="T12">پیش‌زمینه</text:span></text:p>
          <text:p text:style-name="P29"><text:span text:style-name="T19">برای اطمینان از این‌که بن‌بست درستی را بین هنرمندان شناساییده‌ام، با چند نفر از هنرمندان جوان در نمایش‌گاه‌ها و گالری‌ها حرف</text:span></text:p>
          <text:p text:style-name="P29"><text:span text:style-name="T19">زد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38" draw:text-style-name="P30" draw:layer="layout" svg:width="55.372cm" svg:height="25.4cm" svg:x="60.528cm" svg:y="50.726cm">
          <text:p text:style-name="P29"><text:span text:style-name="T12">ریزکارها</text:span></text:p>
          <text:p text:style-name="P29"><text:span text:style-name="T18">- چارچوب مصاحبه‌های‌ام را بر پایه‌ی سه بن‌بست فرضی، درروهای فرضی، و ره‌گذران فرضی نوشتم.</text:span></text:p>
          <text:p text:style-name="P29"><text:span text:style-name="T18">- هر روز به گالری‌ها و نمایش‌گاه‌های برپای شهر می‌رفتم و زمان‌هایی را با هنرمندان برای مصاحبه تنظیم می‌کردم.</text:span></text:p>
          <text:p text:style-name="P29"><text:span text:style-name="T18">- با </text:span><text:span text:style-name="T18">۱۲</text:span><text:span text:style-name="T18"> نفر (</text:span><text:span text:style-name="T18">۴</text:span><text:span text:style-name="T18"> نفر گرافیست، </text:span><text:span text:style-name="T18">۴</text:span><text:span text:style-name="T18"> نفر عکاس، </text:span><text:span text:style-name="T18">۲</text:span><text:span text:style-name="T18"> نفر نقاش، </text:span><text:span text:style-name="T18">۱</text:span><text:span text:style-name="T18"> نفر شاعر، </text:span><text:span text:style-name="T18">۱</text:span><text:span text:style-name="T18"> نفر تصویرساز) به‌طور ساختارمند و چندین نفر هم ناساختارمند مصاحبه کردم.</text:span></text:p>
          <text:p text:style-name="P29"><text:span text:style-name="T18">- هوده‌های این گزارش بر پایه‌ی مصاحبه‌های ساختارمند به دست آمده‌اند.</text:span></text:p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38" draw:text-style-name="P30" draw:layer="layout" svg:width="55.372cm" svg:height="25.4cm" svg:x="2.999cm" svg:y="10.646cm">
          <text:p text:style-name="P29"><text:span text:style-name="T12">هوده‌ها</text:span></text:p>
          <text:p text:style-name="P29"><text:span text:style-name="T18">- </text:span><text:span text:style-name="T18">۶۷</text:span><text:span text:style-name="T18"> درصد از مصاحبه‌شوندگان سابقه‌ی اجرای ایده‌ای در عمل داشتند که </text:span><text:span text:style-name="T18">۶۲</text:span><text:span text:style-name="T18"> درصد از این تعداد (</text:span><text:span text:style-name="T18">۶۷</text:span><text:span text:style-name="T18"> درصد)، با سرمایه‌ی شخصی این کار را انجام داده بودند.</text:span></text:p>
          <text:p text:style-name="P29"><text:span text:style-name="T18">- </text:span><text:span text:style-name="T18">۸۴</text:span><text:span text:style-name="T18"> درصد از مصاحبه‌شوندگان در حال پیگیری انجام ایده‌ای بودند که </text:span><text:span text:style-name="T18">۶۰</text:span><text:span text:style-name="T18"> درصد از این تعداد با سرمایه‌ی شخصی و </text:span><text:span text:style-name="T18">۱۰</text:span><text:span text:style-name="T18"> درصد با سرمایه‌گذاری دیگران انجام می‌شوند.</text:span></text:p>
          <text:p text:style-name="P29"><text:span text:style-name="T18">- </text:span><text:span text:style-name="T18">۹۲</text:span><text:span text:style-name="T18"> درصد اولویت </text:span><text:span text:style-name="T18">۱</text:span><text:span text:style-name="T18"> را به بن‌بست ِ «نداشتن سرمایه» و </text:span><text:span text:style-name="T18">۸</text:span><text:span text:style-name="T18"> درصد به «دشواری یافت سرمایه‌گذار» داده‌اند.</text:span></text:p>
          <text:p text:style-name="P29"><text:span text:style-name="T18">- </text:span><text:span text:style-name="T18">۵۰</text:span><text:span text:style-name="T18"> درصد اولویت </text:span><text:span text:style-name="T18">۲</text:span><text:span text:style-name="T18"> را به بن‌بست ِ «دشواری یافت سرمایه‌گذار» و </text:span><text:span text:style-name="T18">۳۳</text:span><text:span text:style-name="T18"> درصد به «عدم اطمینان از فروش محصول» و </text:span><text:span text:style-name="T18">۸</text:span><text:span text:style-name="T18"> درصد به «نداشتن سرمایه» داده‌اند.</text:span></text:p>
          <text:p text:style-name="P29"><text:span text:style-name="T18">- </text:span><text:span text:style-name="T18">۵۸</text:span><text:span text:style-name="T18"> درصد اولویت </text:span><text:span text:style-name="T18">۳</text:span><text:span text:style-name="T18"> را به بن‌بست ِ «عدم اطمینان از فروش محصول» و </text:span><text:span text:style-name="T18">۲۵</text:span><text:span text:style-name="T18"> درصد به «دشواری یافت سرمایه‌گذار» داده‌اند.</text:span></text:p>
          <text:p text:style-name="P29"><text:span text:style-name="T18">- «نداشتن سرمایه» برای </text:span><text:span text:style-name="T18">۶۷</text:span><text:span text:style-name="T18"> درصد بن‌بستی «اساسی»، برای </text:span><text:span text:style-name="T18">۸</text:span><text:span text:style-name="T18"> درصد بن‌بستی «عادی»، و برای </text:span><text:span text:style-name="T18">۲۵</text:span><text:span text:style-name="T18"> درصد بن‌بستی «بی‌اهمیت» بوده است.</text:span></text:p>
          <text:p text:style-name="P29"><text:span text:style-name="T18">- «دشواری یافت سرمایه‌گذار» برای صفر درصد «اساسی»، برای </text:span><text:span text:style-name="T18">۳۳</text:span><text:span text:style-name="T18"> درصد «عادی»، و برای </text:span><text:span text:style-name="T18">۶۷</text:span><text:span text:style-name="T18"> درصد «بی‌اهمیت» بوده است.</text:span></text:p>
          <text:p text:style-name="P29"><text:span text:style-name="T18">- «عدم اطمینان از فروش محصول» برای صفر درصد «اساسی»، برای </text:span><text:span text:style-name="T18">۲۵</text:span><text:span text:style-name="T18"> درصد «عادی»، و برای </text:span><text:span text:style-name="T18">۷۵</text:span><text:span text:style-name="T18"> درصد «بی‌اهمیت» بوده است.</text:span></text:p>
          <draw:enhanced-geometry svg:viewBox="0 0 21600 21600" draw:type="rectangle" draw:enhanced-path="M 0 0 L 21600 0 21600 21600 0 21600 0 0 Z N"/>
        </draw:custom-shape>
        <draw:custom-shape draw:name="بوم ره‌گذران-آرزوها" draw:style-name="gr38" draw:text-style-name="P30" draw:layer="layout" svg:width="55.372cm" svg:height="10.16cm" svg:x="3.001cm" svg:y="65.966cm">
          <text:p text:style-name="P29"><text:span text:style-name="T12">کار بعدی</text:span></text:p>
          <text:p text:style-name="P29"><text:span text:style-name="T18">آزمایش لبه‌ی دیگر مدل کسب‌وکار (یعنی، پشتیبان‌ها یا هنردوستان): تلاش برای جمع‌آوری سرمایه از طریق هنردوستان برای یک ایده‌ی کارآفرینانه‌ی هنر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بوم ره‌گذران-آرزوها" draw:style-name="gr38" draw:text-style-name="P30" draw:layer="layout" svg:width="55.372cm" svg:height="26.67cm" svg:x="2.999cm" svg:y="38.306cm">
          <text:p text:style-name="P29"><text:span text:style-name="T12">یادگیری پای‌مند</text:span></text:p>
          <text:p text:style-name="P29"><text:span text:style-name="T18">- </text:span><text:span text:style-name="T20">بن‌بست:</text:span><text:span text:style-name="T18"> با توجه به درصدهای بالا می‌توان »نداشتن سرمایه برای اجرای ایده‌ها» را بن‌بستی «اساسی» و «باید-داشت» در نظر گرفت. دو بن‌بست دیگر برای هیچ کسی</text:span></text:p>
          <text:p text:style-name="P29"><text:span text:style-name="T18">اساسی نبود و حتی برای درصد بالایی نیز «عادی» و «خوب-داشت» نیست و بهتر است با بن‌بست‌های دیگری جای‌گزین شوند. از جمله </text:span><text:span text:style-name="T18">۵۰</text:span><text:span text:style-name="T18"> درصد از مصاحبه‌شوندگان</text:span></text:p>
          <text:p text:style-name="P29"><text:span text:style-name="T18">به‌نوعی به وجود محدودیت‌های فراوان به‌ویژه در جایی مانند زنجان برای اجرای ایده‌ها و ارائه‌ی کارها و پیدا کردن مخاطب اشاره کردند: ازجمله مخاطبان کم، فرهنگ ِ</text:span></text:p>
          <text:p text:style-name="P29"><text:span text:style-name="T18">حاکم، نبود یا کمبود بسترها و زیرساخت‌های نمایش کارها و...</text:span></text:p>
          <text:p text:style-name="P29"><text:span text:style-name="T18">- </text:span><text:span text:style-name="T20">درروهای کنونی:</text:span><text:span text:style-name="T18"> من انتظار داشتم که شرکت‌های سرمایه‌گذاری و ناشران بالاترین درروی کنونی باشند ولی فهمیدم که </text:span><text:span text:style-name="T18">۶۷</text:span><text:span text:style-name="T18"> درصد از این هنرمندان با انجام </text:span></text:p>
          <text:p text:style-name="P29"><text:span text:style-name="T18">کارهای حاشیه‌ای (از جمله شغل کارمندی، کارهای سفارشی، فروش کارهای پیشین، تدریس) سرمایه‌ی لازم را تأمین می‌کنند. </text:span><text:span text:style-name="T18">۸</text:span><text:span text:style-name="T18"> درصد به سراغ ناشران و شرکت‌ها </text:span></text:p>
          <text:p text:style-name="P29"><text:span text:style-name="T18">می‌روند و </text:span><text:span text:style-name="T18">۸</text:span><text:span text:style-name="T18"> درصد هم از دوستان و آشنایان کمک می‌گیرند. البته هیچ کدام آن‌ها از انجام این کارهای حاشیه‌ای راضی نبودند و این کارها را به‌ناچار برای جمع‌آوری </text:span></text:p>
          <text:p text:style-name="P29"><text:span text:style-name="T18">سرمایه و امرار معاش انجام می‌دهند و می‌توان این موضوع را به بن‌بست‌های مهم و قابل ارزش بررسی افزود.</text:span></text:p>
          <text:p text:style-name="P29"><text:span text:style-name="T18">- </text:span><text:span text:style-name="T20">ره‌گذران:</text:span><text:span text:style-name="T18"> به‌نظر می‌رسد می‌توان به بخش هنرمندان به‌عنوان بخشی نگاه کرد که بتوان کسب‌وکار پایداری را پیرامون این بن‌بست آن‌ها ساخت چرا که </text:span><text:span text:style-name="T18">۶۷</text:span><text:span text:style-name="T18"> درصد از </text:span></text:p>
          <text:p text:style-name="P29"><text:span text:style-name="T18">آن‌ها ایده‌ی اجرایی داشته‌اند و </text:span><text:span text:style-name="T18">۸۴</text:span><text:span text:style-name="T18"> درصد از آن‌ها در حال اجرای ایده‌ای عملی هستند و </text:span><text:span text:style-name="T18">۶۷</text:span><text:span text:style-name="T18"> درصد از آن‌ها بن‌بستی «اساسی» برای تأمین سرمایه‌ی لازم برای اجرای </text:span></text:p>
          <text:p text:style-name="P29"><text:span text:style-name="T18">ایده‌های خود دارند.</text:span></text:p>
          <text:p text:style-name="P29"><text:span text:style-name="T18">- </text:span><text:span text:style-name="T20">پذیرندگان آغازین:</text:span><text:span text:style-name="T21"> هنرمندان دارای ایده‌های پروژه‌ای، دارای ایده‌های با قابلیت تولید انبوه و نه تکی مثل یک تابلوی نقاشی، دارای روابط دوستی بسیار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بوم_25_20ناب_200c_راه-background" style:display-name="بوم%20ناب‌راه-background" style:family="presentation">
      <style:graphic-properties draw:stroke="none" draw:fill="none"/>
      <style:text-properties style:letter-kerning="true"/>
    </style:style>
    <style:style style:name="بوم_25_20ناب_200c_راه-backgroundobjects" style:display-name="بوم%20ناب‌راه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_200c_راه-notes" style:display-name="بوم%20ناب‌را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بوم_25_20ناب_200c_راه-outline1" style:display-name="بوم%20ناب‌راه-outline1" style:family="presentation">
      <style:graphic-properties draw:stroke="none" draw:fill="none">
        <text:list-style style:name="بوم_25_20ناب_200c_راه-outline1" style:display-name="بوم%20ناب‌را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-outline2" style:display-name="بوم%20ناب‌راه-outline2" style:family="presentation" style:parent-style-name="بوم_25_20ناب_200c_راه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_200c_راه-outline3" style:display-name="بوم%20ناب‌راه-outline3" style:family="presentation" style:parent-style-name="بوم_25_20ناب_200c_راه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_200c_راه-outline4" style:display-name="بوم%20ناب‌راه-outline4" style:family="presentation" style:parent-style-name="بوم_25_20ناب_200c_راه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_200c_راه-outline5" style:display-name="بوم%20ناب‌راه-outline5" style:family="presentation" style:parent-style-name="بوم_25_20ناب_200c_راه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6" style:display-name="بوم%20ناب‌راه-outline6" style:family="presentation" style:parent-style-name="بوم_25_20ناب_200c_راه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7" style:display-name="بوم%20ناب‌راه-outline7" style:family="presentation" style:parent-style-name="بوم_25_20ناب_200c_راه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8" style:display-name="بوم%20ناب‌راه-outline8" style:family="presentation" style:parent-style-name="بوم_25_20ناب_200c_راه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outline9" style:display-name="بوم%20ناب‌راه-outline9" style:family="presentation" style:parent-style-name="بوم_25_20ناب_200c_راه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-subtitle" style:display-name="بوم%20ناب‌راه-subtitle" style:family="presentation">
      <style:graphic-properties draw:stroke="none" draw:fill="none" draw:textarea-vertical-align="middle">
        <text:list-style style:name="بوم_25_20ناب_200c_راه-subtitle" style:display-name="بوم%20ناب‌را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-title" style:display-name="بوم%20ناب‌راه-title" style:family="presentation">
      <style:graphic-properties draw:stroke="none" draw:fill="none" draw:textarea-vertical-align="middle">
        <text:list-style style:name="بوم_25_20ناب_200c_راه-title" style:display-name="بوم%20ناب‌را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بوم_25_20ناب1-background" style:display-name="بوم%20ناب1-background" style:family="presentation">
      <style:graphic-properties draw:stroke="none" draw:fill="none"/>
      <style:text-properties style:letter-kerning="true"/>
    </style:style>
    <style:style style:name="بوم_25_20ناب1-backgroundobjects" style:display-name="بوم%20ناب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1-notes" style:display-name="بوم%20ناب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بوم_25_20ناب1-outline1" style:display-name="بوم%20ناب1-outline1" style:family="presentation">
      <style:graphic-properties draw:stroke="none" draw:fill="none">
        <text:list-style style:name="بوم_25_20ناب1-outline1" style:display-name="بوم%20ناب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1-outline2" style:display-name="بوم%20ناب1-outline2" style:family="presentation" style:parent-style-name="بوم_25_20ناب1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1-outline3" style:display-name="بوم%20ناب1-outline3" style:family="presentation" style:parent-style-name="بوم_25_20ناب1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1-outline4" style:display-name="بوم%20ناب1-outline4" style:family="presentation" style:parent-style-name="بوم_25_20ناب1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1-outline5" style:display-name="بوم%20ناب1-outline5" style:family="presentation" style:parent-style-name="بوم_25_20ناب1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6" style:display-name="بوم%20ناب1-outline6" style:family="presentation" style:parent-style-name="بوم_25_20ناب1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7" style:display-name="بوم%20ناب1-outline7" style:family="presentation" style:parent-style-name="بوم_25_20ناب1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8" style:display-name="بوم%20ناب1-outline8" style:family="presentation" style:parent-style-name="بوم_25_20ناب1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outline9" style:display-name="بوم%20ناب1-outline9" style:family="presentation" style:parent-style-name="بوم_25_20ناب1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1-subtitle" style:display-name="بوم%20ناب1-subtitle" style:family="presentation">
      <style:graphic-properties draw:stroke="none" draw:fill="none" draw:textarea-vertical-align="middle">
        <text:list-style style:name="بوم_25_20ناب1-subtitle" style:display-name="بوم%20ناب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1-title" style:display-name="بوم%20ناب1-title" style:family="presentation">
      <style:graphic-properties draw:stroke="none" draw:fill="none" draw:textarea-vertical-align="middle">
        <text:list-style style:name="بوم_25_20ناب1-title" style:display-name="بوم%20ناب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background" style:display-name="بوم%20ناب‌راه1-background" style:family="presentation">
      <style:graphic-properties draw:stroke="none" draw:fill="none"/>
      <style:text-properties style:letter-kerning="true"/>
    </style:style>
    <style:style style:name="بوم_25_20ناب_200c_راه1-backgroundobjects" style:display-name="بوم%20ناب‌راه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بوم_25_20ناب_200c_راه1-notes" style:display-name="بوم%20ناب‌راه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outline1" style:display-name="بوم%20ناب‌راه1-outline1" style:family="presentation">
      <style:graphic-properties draw:stroke="none" draw:fill="none">
        <text:list-style style:name="بوم_25_20ناب_200c_راه1-outline1" style:display-name="بوم%20ناب‌راه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54cm" fo:text-indent="0cm"/>
      <style:text-properties style:use-window-font-color="true" style:text-outline="false" style:text-line-through-style="none" fo:font-family="Arial" style:font-family-generic="roman" style:font-pitch="variable" fo:font-size="118.80000305175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outline2" style:display-name="بوم%20ناب‌راه1-outline2" style:family="presentation" style:parent-style-name="بوم_25_20ناب_200c_راه1-outline1">
      <style:paragraph-properties fo:margin-left="0cm" fo:margin-right="0cm" fo:margin-top="0cm" fo:margin-bottom="1.483cm" fo:text-indent="0cm"/>
      <style:text-properties fo:font-size="103.900001525879pt" style:font-size-asian="28pt" style:font-size-complex="28pt"/>
    </style:style>
    <style:style style:name="بوم_25_20ناب_200c_راه1-outline3" style:display-name="بوم%20ناب‌راه1-outline3" style:family="presentation" style:parent-style-name="بوم_25_20ناب_200c_راه1-outline2">
      <style:paragraph-properties fo:margin-left="0cm" fo:margin-right="0cm" fo:margin-top="0cm" fo:margin-bottom="1.113cm" fo:text-indent="0cm"/>
      <style:text-properties fo:font-size="89.3000030517578pt" style:font-size-asian="24pt" style:font-size-complex="24pt"/>
    </style:style>
    <style:style style:name="بوم_25_20ناب_200c_راه1-outline4" style:display-name="بوم%20ناب‌راه1-outline4" style:family="presentation" style:parent-style-name="بوم_25_20ناب_200c_راه1-outline3">
      <style:paragraph-properties fo:margin-left="0cm" fo:margin-right="0cm" fo:margin-top="0cm" fo:margin-bottom="0.739cm" fo:text-indent="0cm"/>
      <style:text-properties fo:font-size="74.4000015258789pt" style:font-size-asian="20pt" style:font-size-complex="20pt"/>
    </style:style>
    <style:style style:name="بوم_25_20ناب_200c_راه1-outline5" style:display-name="بوم%20ناب‌راه1-outline5" style:family="presentation" style:parent-style-name="بوم_25_20ناب_200c_راه1-outline4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6" style:display-name="بوم%20ناب‌راه1-outline6" style:family="presentation" style:parent-style-name="بوم_25_20ناب_200c_راه1-outline5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7" style:display-name="بوم%20ناب‌راه1-outline7" style:family="presentation" style:parent-style-name="بوم_25_20ناب_200c_راه1-outline6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8" style:display-name="بوم%20ناب‌راه1-outline8" style:family="presentation" style:parent-style-name="بوم_25_20ناب_200c_راه1-outline7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outline9" style:display-name="بوم%20ناب‌راه1-outline9" style:family="presentation" style:parent-style-name="بوم_25_20ناب_200c_راه1-outline8">
      <style:paragraph-properties fo:margin-left="0cm" fo:margin-right="0cm" fo:margin-top="0cm" fo:margin-bottom="0.369cm" fo:text-indent="0cm"/>
      <style:text-properties fo:font-size="74.4000015258789pt" style:font-size-asian="20pt" style:font-size-complex="20pt"/>
    </style:style>
    <style:style style:name="بوم_25_20ناب_200c_راه1-subtitle" style:display-name="بوم%20ناب‌راه1-subtitle" style:family="presentation">
      <style:graphic-properties draw:stroke="none" draw:fill="none" draw:textarea-vertical-align="middle">
        <text:list-style style:name="بوم_25_20ناب_200c_راه1-subtitle" style:display-name="بوم%20ناب‌راه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بوم_25_20ناب_200c_راه1-title" style:display-name="بوم%20ناب‌راه1-title" style:family="presentation">
      <style:graphic-properties draw:stroke="none" draw:fill="none" draw:textarea-vertical-align="middle">
        <text:list-style style:name="بوم_25_20ناب_200c_راه1-title" style:display-name="بوم%20ناب‌راه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63.69999694824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3cm" fo:margin-bottom="3cm" fo:margin-left="3cm" fo:margin-right="3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بوم_25_20ناب_200c_راه-backgroundobjects">
      <style:graphic-properties draw:stroke="none" draw:fill="none" draw:fill-color="#ffffff" draw:auto-grow-height="false" fo:min-height="1.449cm"/>
    </style:style>
    <style:style style:name="Mpr2" style:family="presentation" style:parent-style-name="بوم_25_20ناب_200c_راه-backgroundobjects">
      <style:graphic-properties draw:stroke="none" draw:fill="none" draw:fill-color="#ffffff" draw:auto-grow-height="false" fo:min-height="1.485cm"/>
    </style:style>
    <style:style style:name="Mpr3" style:family="presentation" style:parent-style-name="بوم_25_20ناب_200c_راه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بوم_25_20ناب1-backgroundobjects">
      <style:graphic-properties draw:stroke="none" draw:fill="none" draw:fill-color="#ffffff" draw:auto-grow-height="false" fo:min-height="1.449cm"/>
    </style:style>
    <style:style style:name="Mpr5" style:family="presentation" style:parent-style-name="بوم_25_20ناب1-backgroundobjects">
      <style:graphic-properties draw:stroke="none" draw:fill="none" draw:fill-color="#ffffff" draw:auto-grow-height="false" fo:min-height="1.485cm"/>
    </style:style>
    <style:style style:name="Mpr6" style:family="presentation" style:parent-style-name="بوم_25_20ناب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بوم_25_20ناب_200c_راه1-backgroundobjects">
      <style:graphic-properties draw:stroke="none" draw:fill="none" draw:fill-color="#ffffff" draw:auto-grow-height="false" fo:min-height="1.449cm"/>
    </style:style>
    <style:style style:name="Mpr8" style:family="presentation" style:parent-style-name="بوم_25_20ناب_200c_راه1-backgroundobjects">
      <style:graphic-properties draw:stroke="none" draw:fill="none" draw:fill-color="#ffffff" draw:auto-grow-height="false" fo:min-height="1.485cm"/>
    </style:style>
    <style:style style:name="Mpr9" style:family="presentation" style:parent-style-name="بوم_25_20ناب_200c_راه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بوم_25_20ناب_200c_راه" style:display-name="بوم%20ناب‌راه" style:page-layout-name="PM1" draw:style-name="Mdp1">
      <draw:frame presentation:style-name="بوم_25_20ناب_200c_راه-title" draw:layer="backgroundobjects" svg:width="101.607cm" svg:height="13.04cm" svg:x="8.645cm" svg:y="6.11cm" presentation:class="title" presentation:placeholder="true">
        <draw:text-box/>
      </draw:frame>
      <draw:frame presentation:style-name="بوم_25_20ناب_200c_راه-outline1" draw:layer="backgroundobjects" svg:width="101.607cm" svg:height="45.298cm" svg:x="8.645cm" svg:y="21.271cm" presentation:class="outline" presentation:placeholder="true">
        <draw:text-box/>
      </draw:frame>
      <draw:frame presentation:style-name="Mpr1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_200c_راه-title" draw:layer="backgroundobjects" svg:width="14.848cm" svg:height="11.136cm" svg:x="3.075cm" svg:y="2.257cm" presentation:class="page"/>
        <draw:frame presentation:style-name="بوم_25_20ناب_200c_راه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بوم_25_20ناب1" style:display-name="بوم%20ناب1" style:page-layout-name="PM1" draw:style-name="Mdp1">
      <draw:frame presentation:style-name="بوم_25_20ناب1-title" draw:layer="backgroundobjects" svg:width="101.607cm" svg:height="13.04cm" svg:x="8.645cm" svg:y="6.11cm" presentation:class="title" presentation:placeholder="true">
        <draw:text-box/>
      </draw:frame>
      <draw:frame presentation:style-name="بوم_25_20ناب1-outline1" draw:layer="backgroundobjects" svg:width="101.607cm" svg:height="45.298cm" svg:x="8.645cm" svg:y="21.271cm" presentation:class="outline" presentation:placeholder="true">
        <draw:text-box/>
      </draw:frame>
      <draw:frame presentation:style-name="Mpr4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1-title" draw:layer="backgroundobjects" svg:width="14.848cm" svg:height="11.136cm" svg:x="3.075cm" svg:y="2.257cm" presentation:class="page"/>
        <draw:frame presentation:style-name="بوم_25_20ناب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بوم_25_20ناب_200c_راه1" style:display-name="بوم%20ناب‌راه1" style:page-layout-name="PM1" draw:style-name="Mdp1">
      <draw:frame presentation:style-name="بوم_25_20ناب_200c_راه1-title" draw:layer="backgroundobjects" svg:width="101.607cm" svg:height="13.04cm" svg:x="8.645cm" svg:y="6.11cm" presentation:class="title" presentation:placeholder="true">
        <draw:text-box/>
      </draw:frame>
      <draw:frame presentation:style-name="بوم_25_20ناب_200c_راه1-outline1" draw:layer="backgroundobjects" svg:width="101.607cm" svg:height="45.298cm" svg:x="8.645cm" svg:y="21.271cm" presentation:class="outline" presentation:placeholder="true">
        <draw:text-box/>
      </draw:frame>
      <draw:frame presentation:style-name="Mpr7" draw:text-style-name="MP1" draw:layer="backgroundobjects" svg:width="26.303cm" svg:height="5.385cm" svg:x="8.645cm" svg:y="74.14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35.786cm" svg:height="5.385cm" svg:x="41.61cm" svg:y="74.14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26.303cm" svg:height="5.385cm" svg:x="83.948cm" svg:y="74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بوم_25_20ناب_200c_راه1-title" draw:layer="backgroundobjects" svg:width="14.848cm" svg:height="11.136cm" svg:x="3.075cm" svg:y="2.257cm" presentation:class="page"/>
        <draw:frame presentation:style-name="بوم_25_20ناب_200c_راه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9:36:28.86</meta:creation-date>
    <meta:editing-duration>P1DT9H25M17S</meta:editing-duration>
    <meta:editing-cycles>46</meta:editing-cycles>
    <meta:generator>LibreOffice/3.5$Windows_x86 LibreOffice_project/281b639-6baa1d3-ef66a77-d866f25-f36d45f</meta:generator>
    <dc:title>بوم ناب‌راه</dc:title>
    <dc:date>2013-03-31T17:42:05.57</dc:date>
    <meta:document-statistic meta:object-count="2341"/>
    <meta:template xlink:type="simple" xlink:actuate="onRequest" xlink:title="بوم ناب‌راه" xlink:href="../../Lean%20Canvas/بوم%20ناب‌راه.otp" meta:date="2013-02-13T19:39:36.89"/>
  </office:meta>
</office:document-meta>
</file>